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96512" officeooo:paragraph-rsid="00596512" fo:background-color="#ffff00"/>
    </style:style>
    <style:style style:name="P17" style:family="paragraph" style:parent-style-name="Standard">
      <style:text-properties officeooo:rsid="005c3ed5" officeooo:paragraph-rsid="0054368c" fo:background-color="#ffff00"/>
    </style:style>
    <style:style style:name="P18" style:family="paragraph" style:parent-style-name="Standard">
      <style:text-properties officeooo:rsid="0061b0e7" officeooo:paragraph-rsid="0061b0e7" fo:background-color="#ffff00"/>
    </style:style>
    <style:style style:name="P19" style:family="paragraph" style:parent-style-name="Standard">
      <style:text-properties officeooo:rsid="00a9a6fd" officeooo:paragraph-rsid="00a9a6fd" fo:background-color="#ffff00"/>
    </style:style>
    <style:style style:name="P20" style:family="paragraph" style:parent-style-name="Standard">
      <style:text-properties officeooo:rsid="00bcf31f" officeooo:paragraph-rsid="00bcf31f" fo:background-color="#ffff00"/>
    </style:style>
    <style:style style:name="P21" style:family="paragraph" style:parent-style-name="Standard">
      <style:text-properties officeooo:rsid="0099832e" officeooo:paragraph-rsid="0099832e" fo:background-color="#ffff00"/>
    </style:style>
    <style:style style:name="P22" style:family="paragraph" style:parent-style-name="Standard">
      <style:text-properties officeooo:rsid="00c2220a" officeooo:paragraph-rsid="00c2220a" fo:background-color="#ffff00"/>
    </style:style>
    <style:style style:name="P23" style:family="paragraph" style:parent-style-name="Standard">
      <style:text-properties officeooo:rsid="00c68337" officeooo:paragraph-rsid="00c68337" fo:background-color="#ffff00"/>
    </style:style>
    <style:style style:name="P24" style:family="paragraph" style:parent-style-name="Standard">
      <style:text-properties officeooo:rsid="00cb16e9" officeooo:paragraph-rsid="00cb16e9" fo:background-color="#ffff00"/>
    </style:style>
    <style:style style:name="P25" style:family="paragraph" style:parent-style-name="Standard">
      <style:text-properties officeooo:rsid="00d48cb6" officeooo:paragraph-rsid="00d48cb6" fo:background-color="#ffff00"/>
    </style:style>
    <style:style style:name="P26" style:family="paragraph" style:parent-style-name="Standard">
      <style:text-properties officeooo:rsid="00d799d4" officeooo:paragraph-rsid="00d799d4" fo:background-color="#ffff00"/>
    </style:style>
    <style:style style:name="P27" style:family="paragraph" style:parent-style-name="Standard">
      <style:text-properties officeooo:rsid="00e3e2ab" officeooo:paragraph-rsid="00e3e2ab" fo:background-color="#ffff00"/>
    </style:style>
    <style:style style:name="P28" style:family="paragraph" style:parent-style-name="Standard">
      <style:text-properties officeooo:rsid="00e5ecba" officeooo:paragraph-rsid="00e5ecba" fo:background-color="#ffff00"/>
    </style:style>
    <style:style style:name="P29" style:family="paragraph" style:parent-style-name="Standard">
      <style:text-properties officeooo:rsid="00fba9cc" officeooo:paragraph-rsid="00fba9cc" fo:background-color="#ffff00"/>
    </style:style>
    <style:style style:name="P30" style:family="paragraph" style:parent-style-name="Standard">
      <style:text-properties officeooo:rsid="0120000d" officeooo:paragraph-rsid="0120000d" fo:background-color="#ffff00"/>
    </style:style>
    <style:style style:name="P31" style:family="paragraph" style:parent-style-name="Standard">
      <style:text-properties officeooo:rsid="0127dd17" officeooo:paragraph-rsid="0127dd17" fo:background-color="#ffff00"/>
    </style:style>
    <style:style style:name="P32" style:family="paragraph" style:parent-style-name="Standard">
      <style:text-properties officeooo:rsid="001ee0d3" officeooo:paragraph-rsid="001ee0d3"/>
    </style:style>
    <style:style style:name="P33" style:family="paragraph" style:parent-style-name="Standard">
      <style:text-properties officeooo:rsid="00212053" officeooo:paragraph-rsid="00212053"/>
    </style:style>
    <style:style style:name="P34" style:family="paragraph" style:parent-style-name="Standard">
      <style:text-properties officeooo:rsid="00218fb9" officeooo:paragraph-rsid="00218fb9"/>
    </style:style>
    <style:style style:name="P35" style:family="paragraph" style:parent-style-name="Standard">
      <style:text-properties officeooo:rsid="002267f9" officeooo:paragraph-rsid="002267f9"/>
    </style:style>
    <style:style style:name="P36" style:family="paragraph" style:parent-style-name="Standard">
      <style:text-properties officeooo:rsid="00237583" officeooo:paragraph-rsid="00237583"/>
    </style:style>
    <style:style style:name="P37" style:family="paragraph" style:parent-style-name="Standard">
      <style:text-properties officeooo:rsid="0024d580" officeooo:paragraph-rsid="0024d580"/>
    </style:style>
    <style:style style:name="P38" style:family="paragraph" style:parent-style-name="Standard">
      <style:text-properties officeooo:rsid="0026a657" officeooo:paragraph-rsid="0026a657" fo:background-color="#ffffff"/>
    </style:style>
    <style:style style:name="P39" style:family="paragraph" style:parent-style-name="Standard">
      <style:text-properties officeooo:rsid="0033727c" officeooo:paragraph-rsid="0033727c" fo:background-color="#ffffff"/>
    </style:style>
    <style:style style:name="P40" style:family="paragraph" style:parent-style-name="Standard">
      <style:text-properties officeooo:rsid="0034d3e9" officeooo:paragraph-rsid="0034d3e9" fo:background-color="#ffffff"/>
    </style:style>
    <style:style style:name="P41" style:family="paragraph" style:parent-style-name="Standard">
      <style:text-properties officeooo:rsid="0034d3e9" officeooo:paragraph-rsid="0094f309" fo:background-color="#ffffff"/>
    </style:style>
    <style:style style:name="P42" style:family="paragraph" style:parent-style-name="Standard">
      <style:text-properties officeooo:rsid="00409390" officeooo:paragraph-rsid="00409390" fo:background-color="#ffffff"/>
    </style:style>
    <style:style style:name="P43" style:family="paragraph" style:parent-style-name="Standard">
      <style:text-properties officeooo:rsid="00409390" officeooo:paragraph-rsid="0041a1ea" fo:background-color="#ffffff"/>
    </style:style>
    <style:style style:name="P44" style:family="paragraph" style:parent-style-name="Standard">
      <style:text-properties officeooo:rsid="0041a1ea" officeooo:paragraph-rsid="0041a1ea" fo:background-color="#ffffff"/>
    </style:style>
    <style:style style:name="P45" style:family="paragraph" style:parent-style-name="Standard">
      <style:text-properties officeooo:rsid="0041a1ea" officeooo:paragraph-rsid="0049afcd" fo:background-color="#ffffff"/>
    </style:style>
    <style:style style:name="P46" style:family="paragraph" style:parent-style-name="Standard">
      <style:text-properties officeooo:rsid="0041aca3" officeooo:paragraph-rsid="0041aca3" fo:background-color="#ffffff"/>
    </style:style>
    <style:style style:name="P47" style:family="paragraph" style:parent-style-name="Standard">
      <style:text-properties officeooo:rsid="0041aca3" officeooo:paragraph-rsid="00428ed6" fo:background-color="#ffffff"/>
    </style:style>
    <style:style style:name="P48" style:family="paragraph" style:parent-style-name="Standard">
      <style:text-properties officeooo:rsid="0043cf48" officeooo:paragraph-rsid="0043cf48" fo:background-color="#ffffff"/>
    </style:style>
    <style:style style:name="P49" style:family="paragraph" style:parent-style-name="Standard">
      <style:text-properties officeooo:rsid="00446b52" officeooo:paragraph-rsid="00446b52" fo:background-color="#ffffff"/>
    </style:style>
    <style:style style:name="P50" style:family="paragraph" style:parent-style-name="Standard">
      <style:text-properties officeooo:rsid="0046037e" officeooo:paragraph-rsid="0046037e" fo:background-color="#ffffff"/>
    </style:style>
    <style:style style:name="P51" style:family="paragraph" style:parent-style-name="Standard">
      <style:text-properties officeooo:rsid="0060ccf2" officeooo:paragraph-rsid="0060ccf2" fo:background-color="#ffffff"/>
    </style:style>
    <style:style style:name="P52" style:family="paragraph" style:parent-style-name="Standard">
      <style:text-properties officeooo:rsid="007acf5d" officeooo:paragraph-rsid="007acf5d" fo:background-color="#ffffff"/>
    </style:style>
    <style:style style:name="P53" style:family="paragraph" style:parent-style-name="Standard">
      <style:text-properties officeooo:rsid="00ba9229" officeooo:paragraph-rsid="00ba9229" fo:background-color="#ffffff"/>
    </style:style>
    <style:style style:name="P54" style:family="paragraph" style:parent-style-name="Standard">
      <style:text-properties officeooo:rsid="002c323b" officeooo:paragraph-rsid="002c323b" fo:background-color="#ffffff"/>
    </style:style>
    <style:style style:name="P55" style:family="paragraph" style:parent-style-name="Standard">
      <style:text-properties officeooo:rsid="00e60b13" officeooo:paragraph-rsid="00e60b13" fo:background-color="#ffffff"/>
    </style:style>
    <style:style style:name="P56" style:family="paragraph" style:parent-style-name="Standard">
      <style:text-properties officeooo:rsid="00fdf96b" officeooo:paragraph-rsid="00fdf96b" fo:background-color="#ffffff"/>
    </style:style>
    <style:style style:name="P57" style:family="paragraph" style:parent-style-name="Standard">
      <style:text-properties officeooo:rsid="00290fa9" officeooo:paragraph-rsid="00290fa9"/>
    </style:style>
    <style:style style:name="P58" style:family="paragraph" style:parent-style-name="Standard">
      <style:text-properties officeooo:rsid="0029e95f" officeooo:paragraph-rsid="0029e95f"/>
    </style:style>
    <style:style style:name="P59" style:family="paragraph" style:parent-style-name="Standard">
      <style:text-properties officeooo:rsid="002a7770" officeooo:paragraph-rsid="002a7770"/>
    </style:style>
    <style:style style:name="P60" style:family="paragraph" style:parent-style-name="Standard">
      <style:text-properties officeooo:rsid="002a7770" officeooo:paragraph-rsid="002a7770" fo:background-color="#ffff99"/>
    </style:style>
    <style:style style:name="P61" style:family="paragraph" style:parent-style-name="Standard">
      <style:text-properties officeooo:rsid="002a8f79" officeooo:paragraph-rsid="002a8f79" fo:background-color="#ffff99"/>
    </style:style>
    <style:style style:name="P62" style:family="paragraph" style:parent-style-name="Standard">
      <style:text-properties officeooo:rsid="002b9fcc" officeooo:paragraph-rsid="002b9fcc" fo:background-color="#ffff99"/>
    </style:style>
    <style:style style:name="P63" style:family="paragraph" style:parent-style-name="Standard">
      <style:text-properties officeooo:rsid="002c323b" officeooo:paragraph-rsid="002c323b" fo:background-color="#ffff99"/>
    </style:style>
    <style:style style:name="P64" style:family="paragraph" style:parent-style-name="Standard">
      <style:text-properties officeooo:rsid="002c323b" officeooo:paragraph-rsid="00bb835f" fo:background-color="#ffff99"/>
    </style:style>
    <style:style style:name="P65" style:family="paragraph" style:parent-style-name="Standard">
      <style:text-properties officeooo:rsid="00290fa9" officeooo:paragraph-rsid="00290fa9" fo:background-color="#ffff99"/>
    </style:style>
    <style:style style:name="P66" style:family="paragraph" style:parent-style-name="Standard">
      <style:text-properties officeooo:rsid="0033727c" officeooo:paragraph-rsid="0033727c" fo:background-color="#ffff99"/>
    </style:style>
    <style:style style:name="P67" style:family="paragraph" style:parent-style-name="Standard">
      <style:text-properties officeooo:rsid="00446b52" officeooo:paragraph-rsid="00446b52" fo:background-color="#ffff99"/>
    </style:style>
    <style:style style:name="P68" style:family="paragraph" style:parent-style-name="Standard">
      <style:text-properties officeooo:rsid="004494e4" officeooo:paragraph-rsid="004494e4" fo:background-color="#ffff99"/>
    </style:style>
    <style:style style:name="P69" style:family="paragraph" style:parent-style-name="Standard">
      <style:text-properties officeooo:rsid="0045f1b8" officeooo:paragraph-rsid="0045f1b8" fo:background-color="#ffff99"/>
    </style:style>
    <style:style style:name="P70" style:family="paragraph" style:parent-style-name="Standard">
      <style:text-properties officeooo:rsid="0063f3eb" officeooo:paragraph-rsid="0063f3eb" fo:background-color="#ffff99"/>
    </style:style>
    <style:style style:name="P71" style:family="paragraph" style:parent-style-name="Standard">
      <style:text-properties officeooo:rsid="006c93b1" officeooo:paragraph-rsid="006c93b1" fo:background-color="#ffff99"/>
    </style:style>
    <style:style style:name="P72" style:family="paragraph" style:parent-style-name="Standard">
      <style:text-properties officeooo:rsid="006c93b1" officeooo:paragraph-rsid="00645bbd" fo:background-color="#ffff99"/>
    </style:style>
    <style:style style:name="P73" style:family="paragraph" style:parent-style-name="Standard">
      <style:text-properties officeooo:rsid="006e8111" officeooo:paragraph-rsid="006e8111" fo:background-color="#ffff99"/>
    </style:style>
    <style:style style:name="P74" style:family="paragraph" style:parent-style-name="Standard">
      <style:text-properties officeooo:rsid="007c2ec6" officeooo:paragraph-rsid="007c2ec6" fo:background-color="#ffff99"/>
    </style:style>
    <style:style style:name="P75" style:family="paragraph" style:parent-style-name="Standard">
      <style:text-properties officeooo:rsid="008252f1" officeooo:paragraph-rsid="008252f1" fo:background-color="#ffff99"/>
    </style:style>
    <style:style style:name="P76" style:family="paragraph" style:parent-style-name="Standard">
      <style:text-properties officeooo:rsid="0082af9a" officeooo:paragraph-rsid="0082af9a" fo:background-color="#ffff99"/>
    </style:style>
    <style:style style:name="P77" style:family="paragraph" style:parent-style-name="Standard">
      <style:text-properties officeooo:rsid="00846ccc" officeooo:paragraph-rsid="00846ccc" fo:background-color="#ffff99"/>
    </style:style>
    <style:style style:name="P78" style:family="paragraph" style:parent-style-name="Standard">
      <style:text-properties officeooo:rsid="0088a3df" officeooo:paragraph-rsid="0088a3df" fo:background-color="#ffff99"/>
    </style:style>
    <style:style style:name="P79" style:family="paragraph" style:parent-style-name="Standard">
      <style:text-properties officeooo:rsid="008a1683" officeooo:paragraph-rsid="008a1683" fo:background-color="#ffff99"/>
    </style:style>
    <style:style style:name="P80" style:family="paragraph" style:parent-style-name="Standard">
      <style:text-properties officeooo:rsid="008c1557" officeooo:paragraph-rsid="008c1557" fo:background-color="#ffff99"/>
    </style:style>
    <style:style style:name="P81" style:family="paragraph" style:parent-style-name="Standard">
      <style:text-properties officeooo:rsid="0099832e" officeooo:paragraph-rsid="0099832e" fo:background-color="#ffff99"/>
    </style:style>
    <style:style style:name="P82" style:family="paragraph" style:parent-style-name="Standard">
      <style:text-properties officeooo:rsid="00fdf96b" officeooo:paragraph-rsid="00fdf96b" fo:background-color="#ffff99"/>
    </style:style>
    <style:style style:name="P83" style:family="paragraph" style:parent-style-name="Standard">
      <style:text-properties officeooo:rsid="010046e1" officeooo:paragraph-rsid="010046e1" fo:background-color="#ffff99"/>
    </style:style>
    <style:style style:name="P84" style:family="paragraph" style:parent-style-name="Standard">
      <style:text-properties officeooo:rsid="01007bee" officeooo:paragraph-rsid="01007bee" fo:background-color="#ffff99"/>
    </style:style>
    <style:style style:name="P85" style:family="paragraph" style:parent-style-name="Standard">
      <style:text-properties officeooo:rsid="0103eaf0" officeooo:paragraph-rsid="0103eaf0" fo:background-color="#ffff99"/>
    </style:style>
    <style:style style:name="P86" style:family="paragraph" style:parent-style-name="Standard">
      <style:text-properties officeooo:rsid="01042e48" officeooo:paragraph-rsid="01042e48" fo:background-color="#ffff99"/>
    </style:style>
    <style:style style:name="P87" style:family="paragraph" style:parent-style-name="Standard">
      <style:text-properties officeooo:rsid="0109af02" officeooo:paragraph-rsid="0109af02" fo:background-color="#ffff99"/>
    </style:style>
    <style:style style:name="P88" style:family="paragraph" style:parent-style-name="Standard">
      <style:text-properties officeooo:rsid="010b452c" officeooo:paragraph-rsid="010b452c" fo:background-color="#ffff99"/>
    </style:style>
    <style:style style:name="P89" style:family="paragraph" style:parent-style-name="Standard">
      <style:text-properties officeooo:rsid="011a73d9" officeooo:paragraph-rsid="011a73d9" fo:background-color="#ffff99"/>
    </style:style>
    <style:style style:name="P90" style:family="paragraph" style:parent-style-name="Standard">
      <style:text-properties officeooo:rsid="002a8f79" officeooo:paragraph-rsid="002a8f79"/>
    </style:style>
    <style:style style:name="P91" style:family="paragraph" style:parent-style-name="Standard">
      <style:text-properties officeooo:rsid="002b9fcc" officeooo:paragraph-rsid="002b9fcc"/>
    </style:style>
    <style:style style:name="P92" style:family="paragraph" style:parent-style-name="Standard">
      <style:text-properties officeooo:rsid="002c323b" officeooo:paragraph-rsid="002c323b"/>
    </style:style>
    <style:style style:name="P93" style:family="paragraph" style:parent-style-name="Standard">
      <style:text-properties officeooo:rsid="0030d72d" officeooo:paragraph-rsid="0030d72d"/>
    </style:style>
    <style:style style:name="P94" style:family="paragraph" style:parent-style-name="Standard">
      <style:text-properties officeooo:rsid="0035266d" officeooo:paragraph-rsid="0035266d"/>
    </style:style>
    <style:style style:name="P9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9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9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9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9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0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0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0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03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04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05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07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08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09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10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11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12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13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14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15" style:family="paragraph" style:parent-style-name="Standard">
      <style:text-properties officeooo:rsid="004494e4" officeooo:paragraph-rsid="004494e4"/>
    </style:style>
    <style:style style:name="P116" style:family="paragraph" style:parent-style-name="Standard">
      <style:text-properties officeooo:rsid="0045f1b8" officeooo:paragraph-rsid="0045f1b8"/>
    </style:style>
    <style:style style:name="P11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1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1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2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21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22" style:family="paragraph" style:parent-style-name="Standard">
      <style:text-properties officeooo:rsid="001cf2fc" officeooo:paragraph-rsid="001cf2fc"/>
    </style:style>
    <style:style style:name="P123" style:family="paragraph" style:parent-style-name="Standard">
      <style:text-properties officeooo:rsid="00484775" officeooo:paragraph-rsid="00484775"/>
    </style:style>
    <style:style style:name="P124" style:family="paragraph" style:parent-style-name="Standard">
      <style:text-properties officeooo:rsid="004a716d" officeooo:paragraph-rsid="004a716d"/>
    </style:style>
    <style:style style:name="P125" style:family="paragraph" style:parent-style-name="Standard">
      <style:text-properties officeooo:rsid="004bb3e8" officeooo:paragraph-rsid="004bb3e8"/>
    </style:style>
    <style:style style:name="P126" style:family="paragraph" style:parent-style-name="Standard">
      <style:text-properties officeooo:rsid="004d00ab" officeooo:paragraph-rsid="004d00ab"/>
    </style:style>
    <style:style style:name="P127" style:family="paragraph" style:parent-style-name="Standard">
      <style:text-properties officeooo:rsid="004d721e" officeooo:paragraph-rsid="004d721e"/>
    </style:style>
    <style:style style:name="P128" style:family="paragraph" style:parent-style-name="Standard">
      <style:text-properties officeooo:rsid="0054368c" officeooo:paragraph-rsid="0054368c"/>
    </style:style>
    <style:style style:name="P129" style:family="paragraph" style:parent-style-name="Standard">
      <style:text-properties officeooo:rsid="0056f780" officeooo:paragraph-rsid="0056f780"/>
    </style:style>
    <style:style style:name="P130" style:family="paragraph" style:parent-style-name="Standard">
      <style:text-properties officeooo:rsid="00577f7a" officeooo:paragraph-rsid="00577f7a"/>
    </style:style>
    <style:style style:name="P131" style:family="paragraph" style:parent-style-name="Standard">
      <style:text-properties officeooo:rsid="00596512" officeooo:paragraph-rsid="00596512"/>
    </style:style>
    <style:style style:name="P132" style:family="paragraph" style:parent-style-name="Standard">
      <style:text-properties officeooo:rsid="005e8fc6" officeooo:paragraph-rsid="005e8fc6"/>
    </style:style>
    <style:style style:name="P133" style:family="paragraph" style:parent-style-name="Standard">
      <style:text-properties officeooo:rsid="005812e0" officeooo:paragraph-rsid="005812e0"/>
    </style:style>
    <style:style style:name="P134" style:family="paragraph" style:parent-style-name="Standard">
      <style:text-properties officeooo:rsid="00589eb9" officeooo:paragraph-rsid="0073f62c"/>
    </style:style>
    <style:style style:name="P135" style:family="paragraph" style:parent-style-name="Standard">
      <style:text-properties officeooo:rsid="00589eb9" officeooo:paragraph-rsid="007623fb"/>
    </style:style>
    <style:style style:name="P136" style:family="paragraph" style:parent-style-name="Standard">
      <style:text-properties officeooo:rsid="00626fe8" officeooo:paragraph-rsid="00626fe8"/>
    </style:style>
    <style:style style:name="P137" style:family="paragraph" style:parent-style-name="Standard">
      <style:text-properties officeooo:rsid="0063f3eb" officeooo:paragraph-rsid="0063f3eb"/>
    </style:style>
    <style:style style:name="P138" style:family="paragraph" style:parent-style-name="Standard">
      <style:text-properties officeooo:rsid="0063f3eb" officeooo:paragraph-rsid="0065f239"/>
    </style:style>
    <style:style style:name="P139" style:family="paragraph" style:parent-style-name="Standard">
      <style:text-properties officeooo:rsid="00645bbd" officeooo:paragraph-rsid="00645bbd"/>
    </style:style>
    <style:style style:name="P140" style:family="paragraph" style:parent-style-name="Standard">
      <style:text-properties officeooo:rsid="00645bbd" officeooo:paragraph-rsid="006ab99a"/>
    </style:style>
    <style:style style:name="P141" style:family="paragraph" style:parent-style-name="Standard">
      <style:text-properties officeooo:rsid="0065f239" officeooo:paragraph-rsid="0065f239"/>
    </style:style>
    <style:style style:name="P142" style:family="paragraph" style:parent-style-name="Standard">
      <style:text-properties officeooo:rsid="006ac366" officeooo:paragraph-rsid="006ac366"/>
    </style:style>
    <style:style style:name="P143" style:family="paragraph" style:parent-style-name="Standard">
      <style:text-properties officeooo:rsid="006ac366" officeooo:paragraph-rsid="007ce0ba"/>
    </style:style>
    <style:style style:name="P144" style:family="paragraph" style:parent-style-name="Standard">
      <style:text-properties officeooo:rsid="006ac366" officeooo:paragraph-rsid="007e92a9"/>
    </style:style>
    <style:style style:name="P145" style:family="paragraph" style:parent-style-name="Standard">
      <style:text-properties officeooo:rsid="00645bbd" officeooo:paragraph-rsid="006ac366" fo:background-color="#ff9900"/>
    </style:style>
    <style:style style:name="P146" style:family="paragraph" style:parent-style-name="Standard">
      <style:text-properties officeooo:rsid="006e8111" officeooo:paragraph-rsid="006e8111"/>
    </style:style>
    <style:style style:name="P147" style:family="paragraph" style:parent-style-name="Standard">
      <style:text-properties officeooo:rsid="00716b51" officeooo:paragraph-rsid="00716b51"/>
    </style:style>
    <style:style style:name="P148" style:family="paragraph" style:parent-style-name="Standard">
      <style:text-properties officeooo:rsid="007c2ec6" officeooo:paragraph-rsid="007c2ec6"/>
    </style:style>
    <style:style style:name="P149" style:family="paragraph" style:parent-style-name="Standard">
      <style:text-properties officeooo:rsid="007ce0ba" officeooo:paragraph-rsid="007ce0ba"/>
    </style:style>
    <style:style style:name="P150" style:family="paragraph" style:parent-style-name="Standard">
      <style:text-properties officeooo:rsid="007e92a9" officeooo:paragraph-rsid="007e92a9"/>
    </style:style>
    <style:style style:name="P151" style:family="paragraph" style:parent-style-name="Standard">
      <style:text-properties officeooo:rsid="007f0208" officeooo:paragraph-rsid="007f0208"/>
    </style:style>
    <style:style style:name="P152" style:family="paragraph" style:parent-style-name="Standard">
      <style:text-properties officeooo:rsid="008025d0" officeooo:paragraph-rsid="008025d0"/>
    </style:style>
    <style:style style:name="P153" style:family="paragraph" style:parent-style-name="Standard">
      <style:text-properties officeooo:rsid="00811ac1" officeooo:paragraph-rsid="00811ac1"/>
    </style:style>
    <style:style style:name="P154" style:family="paragraph" style:parent-style-name="Standard">
      <style:text-properties officeooo:rsid="008252f1" officeooo:paragraph-rsid="008252f1"/>
    </style:style>
    <style:style style:name="P155" style:family="paragraph" style:parent-style-name="Standard">
      <style:text-properties officeooo:rsid="00829eca" officeooo:paragraph-rsid="00829eca"/>
    </style:style>
    <style:style style:name="P156" style:family="paragraph" style:parent-style-name="Standard">
      <style:text-properties officeooo:rsid="00846ccc" officeooo:paragraph-rsid="00846ccc"/>
    </style:style>
    <style:style style:name="P157" style:family="paragraph" style:parent-style-name="Standard">
      <style:text-properties officeooo:rsid="00859ffb" officeooo:paragraph-rsid="00859ffb"/>
    </style:style>
    <style:style style:name="P158" style:family="paragraph" style:parent-style-name="Standard">
      <style:text-properties officeooo:rsid="0087a8f6" officeooo:paragraph-rsid="0087a8f6"/>
    </style:style>
    <style:style style:name="P159" style:family="paragraph" style:parent-style-name="Standard">
      <style:text-properties officeooo:rsid="0087a8f6" officeooo:paragraph-rsid="009b29e9"/>
    </style:style>
    <style:style style:name="P160" style:family="paragraph" style:parent-style-name="Standard">
      <style:text-properties officeooo:rsid="00886e51" officeooo:paragraph-rsid="00886e51"/>
    </style:style>
    <style:style style:name="P161" style:family="paragraph" style:parent-style-name="Standard">
      <style:text-properties officeooo:rsid="0088a3df" officeooo:paragraph-rsid="0088a3df"/>
    </style:style>
    <style:style style:name="P162" style:family="paragraph" style:parent-style-name="Standard">
      <style:text-properties officeooo:rsid="0089ab38" officeooo:paragraph-rsid="0089ab38"/>
    </style:style>
    <style:style style:name="P163" style:family="paragraph" style:parent-style-name="Standard">
      <style:text-properties officeooo:rsid="008a1683" officeooo:paragraph-rsid="008a1683"/>
    </style:style>
    <style:style style:name="P164" style:family="paragraph" style:parent-style-name="Standard">
      <style:text-properties officeooo:rsid="008c1557" officeooo:paragraph-rsid="008c1557"/>
    </style:style>
    <style:style style:name="P165" style:family="paragraph" style:parent-style-name="Standard">
      <style:text-properties officeooo:rsid="008d0254" officeooo:paragraph-rsid="008d0254"/>
    </style:style>
    <style:style style:name="P166" style:family="paragraph" style:parent-style-name="Standard">
      <style:text-properties officeooo:rsid="008e9f85" officeooo:paragraph-rsid="008e9f85"/>
    </style:style>
    <style:style style:name="P167" style:family="paragraph" style:parent-style-name="Standard">
      <style:text-properties officeooo:rsid="008ec965" officeooo:paragraph-rsid="008ec965"/>
    </style:style>
    <style:style style:name="P168" style:family="paragraph" style:parent-style-name="Standard">
      <style:text-properties officeooo:rsid="0090bb82" officeooo:paragraph-rsid="0090bb82"/>
    </style:style>
    <style:style style:name="P169" style:family="paragraph" style:parent-style-name="Standard">
      <style:text-properties officeooo:rsid="0092030b" officeooo:paragraph-rsid="0092030b"/>
    </style:style>
    <style:style style:name="P170" style:family="paragraph" style:parent-style-name="Standard">
      <style:text-properties officeooo:rsid="009508c2" officeooo:paragraph-rsid="009508c2"/>
    </style:style>
    <style:style style:name="P171" style:family="paragraph" style:parent-style-name="Standard">
      <style:text-properties officeooo:rsid="0097a2f1" officeooo:paragraph-rsid="0097a2f1"/>
    </style:style>
    <style:style style:name="P172" style:family="paragraph" style:parent-style-name="Standard">
      <style:text-properties officeooo:rsid="0099832e" officeooo:paragraph-rsid="0099832e"/>
    </style:style>
    <style:style style:name="P173" style:family="paragraph" style:parent-style-name="Standard">
      <style:text-properties officeooo:rsid="009b2445" officeooo:paragraph-rsid="009b2445"/>
    </style:style>
    <style:style style:name="P174" style:family="paragraph" style:parent-style-name="Standard">
      <style:text-properties officeooo:rsid="009b29e9" officeooo:paragraph-rsid="009b29e9"/>
    </style:style>
    <style:style style:name="P175" style:family="paragraph" style:parent-style-name="Standard">
      <style:text-properties officeooo:rsid="009dd285" officeooo:paragraph-rsid="009dd285"/>
    </style:style>
    <style:style style:name="P176" style:family="paragraph" style:parent-style-name="Standard">
      <style:text-properties officeooo:rsid="009e33ae" officeooo:paragraph-rsid="009e33ae"/>
    </style:style>
    <style:style style:name="P177" style:family="paragraph" style:parent-style-name="Standard">
      <style:text-properties officeooo:rsid="00a9a6fd" officeooo:paragraph-rsid="00a9a6fd"/>
    </style:style>
    <style:style style:name="P178" style:family="paragraph" style:parent-style-name="Standard">
      <style:text-properties officeooo:rsid="00ab0bd0" officeooo:paragraph-rsid="00ab0bd0"/>
    </style:style>
    <style:style style:name="P179" style:family="paragraph" style:parent-style-name="Standard">
      <style:text-properties officeooo:rsid="00ad017c" officeooo:paragraph-rsid="00ad017c"/>
    </style:style>
    <style:style style:name="P180" style:family="paragraph" style:parent-style-name="Standard">
      <style:text-properties officeooo:rsid="00ad017c" officeooo:paragraph-rsid="00b5e9b6"/>
    </style:style>
    <style:style style:name="P181" style:family="paragraph" style:parent-style-name="Standard">
      <style:text-properties officeooo:rsid="0082af9a" officeooo:paragraph-rsid="0082af9a"/>
    </style:style>
    <style:style style:name="P182" style:family="paragraph" style:parent-style-name="Standard">
      <style:text-properties officeooo:rsid="00ae386d" officeooo:paragraph-rsid="00ae386d"/>
    </style:style>
    <style:style style:name="P183" style:family="paragraph" style:parent-style-name="Standard">
      <style:text-properties officeooo:rsid="00ae4694" officeooo:paragraph-rsid="00ae4694"/>
    </style:style>
    <style:style style:name="P184" style:family="paragraph" style:parent-style-name="Standard">
      <style:text-properties officeooo:rsid="00b006b0" officeooo:paragraph-rsid="00b006b0"/>
    </style:style>
    <style:style style:name="P185" style:family="paragraph" style:parent-style-name="Standard">
      <style:text-properties officeooo:rsid="00b0b48c" officeooo:paragraph-rsid="00b0b48c"/>
    </style:style>
    <style:style style:name="P186" style:family="paragraph" style:parent-style-name="Standard">
      <style:text-properties officeooo:rsid="00b0b48c" officeooo:paragraph-rsid="00b240eb"/>
    </style:style>
    <style:style style:name="P187" style:family="paragraph" style:parent-style-name="Standard">
      <style:text-properties officeooo:rsid="00b17e6e" officeooo:paragraph-rsid="00b17e6e"/>
    </style:style>
    <style:style style:name="P188" style:family="paragraph" style:parent-style-name="Standard">
      <style:text-properties officeooo:rsid="009f6985" officeooo:paragraph-rsid="009f6985"/>
    </style:style>
    <style:style style:name="P189" style:family="paragraph" style:parent-style-name="Standard">
      <style:text-properties officeooo:rsid="00b5e9b6" officeooo:paragraph-rsid="00b5e9b6"/>
    </style:style>
    <style:style style:name="P190" style:family="paragraph" style:parent-style-name="Standard">
      <style:text-properties officeooo:rsid="00306fe6" officeooo:paragraph-rsid="00b81b72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927ea" officeooo:paragraph-rsid="00b927ea"/>
    </style:style>
    <style:style style:name="P194" style:family="paragraph" style:parent-style-name="Standard">
      <style:text-properties officeooo:rsid="00bcf31f" officeooo:paragraph-rsid="00bcf31f"/>
    </style:style>
    <style:style style:name="P195" style:family="paragraph" style:parent-style-name="Standard">
      <style:text-properties officeooo:rsid="00be70c9" officeooo:paragraph-rsid="009508c2"/>
    </style:style>
    <style:style style:name="P196" style:family="paragraph" style:parent-style-name="Standard">
      <style:text-properties officeooo:rsid="00be70c9" officeooo:paragraph-rsid="00be70c9"/>
    </style:style>
    <style:style style:name="P197" style:family="paragraph" style:parent-style-name="Standard">
      <style:text-properties officeooo:rsid="00be746e" officeooo:paragraph-rsid="00be746e"/>
    </style:style>
    <style:style style:name="P198" style:family="paragraph" style:parent-style-name="Standard">
      <style:text-properties officeooo:rsid="00be746e" officeooo:paragraph-rsid="00c41217"/>
    </style:style>
    <style:style style:name="P199" style:family="paragraph" style:parent-style-name="Standard">
      <style:text-properties officeooo:rsid="00bf4141" officeooo:paragraph-rsid="00bf4141"/>
    </style:style>
    <style:style style:name="P200" style:family="paragraph" style:parent-style-name="Standard">
      <style:text-properties officeooo:rsid="00c067cd" officeooo:paragraph-rsid="00c067cd"/>
    </style:style>
    <style:style style:name="P201" style:family="paragraph" style:parent-style-name="Standard">
      <style:text-properties officeooo:rsid="00c2220a" officeooo:paragraph-rsid="00c2220a"/>
    </style:style>
    <style:style style:name="P202" style:family="paragraph" style:parent-style-name="Standard">
      <style:text-properties officeooo:rsid="00c68337" officeooo:paragraph-rsid="00c68337"/>
    </style:style>
    <style:style style:name="P203" style:family="paragraph" style:parent-style-name="Standard">
      <style:text-properties officeooo:rsid="00c7737b" officeooo:paragraph-rsid="00c7737b"/>
    </style:style>
    <style:style style:name="P204" style:family="paragraph" style:parent-style-name="Standard">
      <style:text-properties officeooo:rsid="00c80a48" officeooo:paragraph-rsid="00c80a48"/>
    </style:style>
    <style:style style:name="P205" style:family="paragraph" style:parent-style-name="Standard">
      <style:text-properties officeooo:rsid="00c80fad" officeooo:paragraph-rsid="00c80fad"/>
    </style:style>
    <style:style style:name="P206" style:family="paragraph" style:parent-style-name="Standard">
      <style:text-properties officeooo:rsid="00cb16e9" officeooo:paragraph-rsid="00cb16e9"/>
    </style:style>
    <style:style style:name="P207" style:family="paragraph" style:parent-style-name="Standard">
      <style:text-properties officeooo:rsid="00ccaa06" officeooo:paragraph-rsid="009e33ae"/>
    </style:style>
    <style:style style:name="P208" style:family="paragraph" style:parent-style-name="Standard">
      <style:text-properties officeooo:rsid="00a0dc55" officeooo:paragraph-rsid="00a07211"/>
    </style:style>
    <style:style style:name="P209" style:family="paragraph" style:parent-style-name="Standard">
      <style:text-properties officeooo:rsid="00d1041a" officeooo:paragraph-rsid="00d1041a"/>
    </style:style>
    <style:style style:name="P210" style:family="paragraph" style:parent-style-name="Standard">
      <style:text-properties officeooo:rsid="00d274c3" officeooo:paragraph-rsid="00d274c3"/>
    </style:style>
    <style:style style:name="P211" style:family="paragraph" style:parent-style-name="Standard">
      <style:text-properties officeooo:rsid="00d3416f" officeooo:paragraph-rsid="00d3416f"/>
    </style:style>
    <style:style style:name="P212" style:family="paragraph" style:parent-style-name="Standard">
      <style:text-properties officeooo:rsid="00d3416f" officeooo:paragraph-rsid="00d9ce1a"/>
    </style:style>
    <style:style style:name="P213" style:family="paragraph" style:parent-style-name="Standard">
      <style:text-properties officeooo:rsid="00d3416f" officeooo:paragraph-rsid="00db9ef6"/>
    </style:style>
    <style:style style:name="P214" style:family="paragraph" style:parent-style-name="Standard">
      <style:text-properties officeooo:rsid="00d3416f" officeooo:paragraph-rsid="00e2eb6c"/>
    </style:style>
    <style:style style:name="P215" style:family="paragraph" style:parent-style-name="Standard">
      <style:text-properties officeooo:rsid="00d3416f" officeooo:paragraph-rsid="00e7ac64"/>
    </style:style>
    <style:style style:name="P216" style:family="paragraph" style:parent-style-name="Standard">
      <style:text-properties officeooo:rsid="00d3416f" officeooo:paragraph-rsid="00e98185"/>
    </style:style>
    <style:style style:name="P217" style:family="paragraph" style:parent-style-name="Standard">
      <style:text-properties officeooo:rsid="00d3416f" officeooo:paragraph-rsid="00eea8dc"/>
    </style:style>
    <style:style style:name="P218" style:family="paragraph" style:parent-style-name="Standard">
      <style:text-properties officeooo:rsid="00d3416f" officeooo:paragraph-rsid="00eee150"/>
    </style:style>
    <style:style style:name="P219" style:family="paragraph" style:parent-style-name="Standard">
      <style:text-properties officeooo:rsid="00d3416f" officeooo:paragraph-rsid="00f1aa0f"/>
    </style:style>
    <style:style style:name="P220" style:family="paragraph" style:parent-style-name="Standard">
      <style:text-properties officeooo:rsid="00d3416f" officeooo:paragraph-rsid="00f5677e"/>
    </style:style>
    <style:style style:name="P221" style:family="paragraph" style:parent-style-name="Standard">
      <style:text-properties officeooo:rsid="00d3416f" officeooo:paragraph-rsid="00f789cd"/>
    </style:style>
    <style:style style:name="P222" style:family="paragraph" style:parent-style-name="Standard">
      <style:text-properties officeooo:rsid="00d3416f" officeooo:paragraph-rsid="00fec930"/>
    </style:style>
    <style:style style:name="P223" style:family="paragraph" style:parent-style-name="Standard">
      <style:text-properties officeooo:rsid="00d3416f" officeooo:paragraph-rsid="010351ba"/>
    </style:style>
    <style:style style:name="P224" style:family="paragraph" style:parent-style-name="Standard">
      <style:text-properties officeooo:rsid="00d3416f" officeooo:paragraph-rsid="011611d9"/>
    </style:style>
    <style:style style:name="P225" style:family="paragraph" style:parent-style-name="Standard">
      <style:text-properties officeooo:rsid="00d3416f" officeooo:paragraph-rsid="0119f558"/>
    </style:style>
    <style:style style:name="P226" style:family="paragraph" style:parent-style-name="Standard">
      <style:text-properties officeooo:rsid="00d3416f" officeooo:paragraph-rsid="011ebc78"/>
    </style:style>
    <style:style style:name="P227" style:family="paragraph" style:parent-style-name="Standard">
      <style:text-properties officeooo:rsid="00d48cb6" officeooo:paragraph-rsid="00d48cb6"/>
    </style:style>
    <style:style style:name="P228" style:family="paragraph" style:parent-style-name="Standard">
      <style:text-properties officeooo:rsid="00d56402" officeooo:paragraph-rsid="00d56402"/>
    </style:style>
    <style:style style:name="P229" style:family="paragraph" style:parent-style-name="Standard">
      <style:text-properties officeooo:rsid="00d56402" officeooo:paragraph-rsid="00d66a95"/>
    </style:style>
    <style:style style:name="P230" style:family="paragraph" style:parent-style-name="Standard">
      <style:text-properties officeooo:rsid="00d799d4" officeooo:paragraph-rsid="00d799d4"/>
    </style:style>
    <style:style style:name="P231" style:family="paragraph" style:parent-style-name="Standard">
      <style:text-properties officeooo:rsid="00d82e4d" officeooo:paragraph-rsid="00d82e4d"/>
    </style:style>
    <style:style style:name="P232" style:family="paragraph" style:parent-style-name="Standard">
      <style:text-properties officeooo:rsid="00d9ce1a" officeooo:paragraph-rsid="00d9ce1a"/>
    </style:style>
    <style:style style:name="P233" style:family="paragraph" style:parent-style-name="Standard">
      <style:text-properties officeooo:rsid="00d06940" officeooo:paragraph-rsid="00d06940"/>
    </style:style>
    <style:style style:name="P234" style:family="paragraph" style:parent-style-name="Standard">
      <style:text-properties officeooo:rsid="00e3e2ab" officeooo:paragraph-rsid="00e3e2ab"/>
    </style:style>
    <style:style style:name="P235" style:family="paragraph" style:parent-style-name="Standard">
      <style:text-properties officeooo:rsid="00e5ecba" officeooo:paragraph-rsid="00e5ecba"/>
    </style:style>
    <style:style style:name="P236" style:family="paragraph" style:parent-style-name="Standard">
      <style:text-properties officeooo:rsid="00e60b13" officeooo:paragraph-rsid="00e60b13"/>
    </style:style>
    <style:style style:name="P237" style:family="paragraph" style:parent-style-name="Standard">
      <style:text-properties officeooo:rsid="00de3eda" officeooo:paragraph-rsid="00d06940"/>
    </style:style>
    <style:style style:name="P238" style:family="paragraph" style:parent-style-name="Standard">
      <style:text-properties officeooo:rsid="00edd359" officeooo:paragraph-rsid="00edd359"/>
    </style:style>
    <style:style style:name="P239" style:family="paragraph" style:parent-style-name="Standard">
      <style:text-properties officeooo:rsid="00e7ac64" officeooo:paragraph-rsid="00e98185"/>
    </style:style>
    <style:style style:name="P240" style:family="paragraph" style:parent-style-name="Standard">
      <style:text-properties officeooo:rsid="00f5677e" officeooo:paragraph-rsid="00f5677e"/>
    </style:style>
    <style:style style:name="P241" style:family="paragraph" style:parent-style-name="Standard">
      <style:text-properties officeooo:rsid="00fba9cc" officeooo:paragraph-rsid="00fba9cc"/>
    </style:style>
    <style:style style:name="P242" style:family="paragraph" style:parent-style-name="Standard">
      <style:text-properties officeooo:rsid="00fcb8b6" officeooo:paragraph-rsid="00fcb8b6"/>
    </style:style>
    <style:style style:name="P243" style:family="paragraph" style:parent-style-name="Standard">
      <style:text-properties officeooo:rsid="010046e1" officeooo:paragraph-rsid="010046e1"/>
    </style:style>
    <style:style style:name="P244" style:family="paragraph" style:parent-style-name="Standard">
      <style:text-properties officeooo:rsid="01007bee" officeooo:paragraph-rsid="01007bee"/>
    </style:style>
    <style:style style:name="P245" style:family="paragraph" style:parent-style-name="Standard">
      <style:text-properties officeooo:rsid="0103eaf0" officeooo:paragraph-rsid="0103eaf0"/>
    </style:style>
    <style:style style:name="P246" style:family="paragraph" style:parent-style-name="Standard">
      <style:text-properties officeooo:rsid="01042e48" officeooo:paragraph-rsid="01042e48"/>
    </style:style>
    <style:style style:name="P247" style:family="paragraph" style:parent-style-name="Standard">
      <style:text-properties officeooo:rsid="01042e48" officeooo:paragraph-rsid="0105943f"/>
    </style:style>
    <style:style style:name="P248" style:family="paragraph" style:parent-style-name="Standard">
      <style:text-properties officeooo:rsid="01045a3f" officeooo:paragraph-rsid="01045a3f"/>
    </style:style>
    <style:style style:name="P249" style:family="paragraph" style:parent-style-name="Standard">
      <style:text-properties officeooo:rsid="010689e8" officeooo:paragraph-rsid="010689e8"/>
    </style:style>
    <style:style style:name="P250" style:family="paragraph" style:parent-style-name="Standard">
      <style:text-properties officeooo:rsid="01079d22" officeooo:paragraph-rsid="01079d22"/>
    </style:style>
    <style:style style:name="P251" style:family="paragraph" style:parent-style-name="Standard">
      <style:text-properties officeooo:rsid="0109af02" officeooo:paragraph-rsid="0109af02"/>
    </style:style>
    <style:style style:name="P252" style:family="paragraph" style:parent-style-name="Standard">
      <style:text-properties officeooo:rsid="010b452c" officeooo:paragraph-rsid="010b452c"/>
    </style:style>
    <style:style style:name="P253" style:family="paragraph" style:parent-style-name="Standard">
      <style:text-properties officeooo:rsid="011083dc" officeooo:paragraph-rsid="0089ab38"/>
    </style:style>
    <style:style style:name="P254" style:family="paragraph" style:parent-style-name="Standard">
      <style:text-properties officeooo:rsid="011a73d9" officeooo:paragraph-rsid="011a73d9"/>
    </style:style>
    <style:style style:name="P255" style:family="paragraph" style:parent-style-name="Standard">
      <style:text-properties officeooo:rsid="00f789cd" officeooo:paragraph-rsid="00f789cd"/>
    </style:style>
    <style:style style:name="P256" style:family="paragraph" style:parent-style-name="Standard">
      <style:text-properties officeooo:rsid="00fe195a" officeooo:paragraph-rsid="00fec930"/>
    </style:style>
    <style:style style:name="P257" style:family="paragraph" style:parent-style-name="Standard">
      <style:text-properties officeooo:rsid="00fe195a" officeooo:paragraph-rsid="00ff8510"/>
    </style:style>
    <style:style style:name="P258" style:family="paragraph" style:parent-style-name="Standard">
      <style:text-properties officeooo:rsid="00fe195a" officeooo:paragraph-rsid="01017707"/>
    </style:style>
    <style:style style:name="P259" style:family="paragraph" style:parent-style-name="Standard">
      <style:text-properties officeooo:rsid="00fe195a" officeooo:paragraph-rsid="01141a37"/>
    </style:style>
    <style:style style:name="P260" style:family="paragraph" style:parent-style-name="Standard">
      <style:text-properties officeooo:rsid="00fe195a" officeooo:paragraph-rsid="011611d9"/>
    </style:style>
    <style:style style:name="P261" style:family="paragraph" style:parent-style-name="Standard">
      <style:text-properties officeooo:rsid="00fe195a" officeooo:paragraph-rsid="0119f558"/>
    </style:style>
    <style:style style:name="P262" style:family="paragraph" style:parent-style-name="Standard">
      <style:text-properties officeooo:rsid="011d93c9" officeooo:paragraph-rsid="011d93c9"/>
    </style:style>
    <style:style style:name="P263" style:family="paragraph" style:parent-style-name="Standard">
      <style:text-properties officeooo:rsid="0120000d" officeooo:paragraph-rsid="0120000d"/>
    </style:style>
    <style:style style:name="P264" style:family="paragraph" style:parent-style-name="Standard">
      <style:text-properties officeooo:rsid="0120c350" officeooo:paragraph-rsid="0120c350"/>
    </style:style>
    <style:style style:name="P265" style:family="paragraph" style:parent-style-name="Standard">
      <style:text-properties officeooo:rsid="012327d7" officeooo:paragraph-rsid="0123b416"/>
    </style:style>
    <style:style style:name="P266" style:family="paragraph" style:parent-style-name="Standard">
      <style:text-properties officeooo:rsid="0127dd17" officeooo:paragraph-rsid="0127dd17"/>
    </style:style>
    <style:style style:name="P267" style:family="paragraph" style:parent-style-name="Standard">
      <style:text-properties officeooo:rsid="012c93f6" officeooo:paragraph-rsid="012c93f6"/>
    </style:style>
    <style:style style:name="P268" style:family="paragraph" style:parent-style-name="Standard">
      <style:text-properties officeooo:rsid="0129c2f8" officeooo:paragraph-rsid="00d06940"/>
    </style:style>
    <style:style style:name="P269" style:family="paragraph" style:parent-style-name="Standard">
      <style:text-properties officeooo:rsid="012f3664" officeooo:paragraph-rsid="012f3664"/>
    </style:style>
    <style:style style:name="P270" style:family="paragraph" style:parent-style-name="Standard">
      <style:text-properties officeooo:rsid="01302e35" officeooo:paragraph-rsid="01302e35"/>
    </style:style>
    <style:style style:name="P271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72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73" style:family="paragraph" style:parent-style-name="Standard" style:list-style-name="L1">
      <style:text-properties officeooo:rsid="00596512" officeooo:paragraph-rsid="00596512"/>
    </style:style>
    <style:style style:name="P274" style:family="paragraph" style:parent-style-name="Standard" style:list-style-name="L1">
      <style:text-properties officeooo:rsid="005812e0" officeooo:paragraph-rsid="005812e0"/>
    </style:style>
    <style:style style:name="P275" style:family="paragraph" style:parent-style-name="Standard" style:list-style-name="L1">
      <style:text-properties officeooo:rsid="005812e0" officeooo:paragraph-rsid="0071e5d2"/>
    </style:style>
    <style:style style:name="P276" style:family="paragraph" style:parent-style-name="Standard" style:list-style-name="L1">
      <style:text-properties officeooo:rsid="0079275a" officeooo:paragraph-rsid="0079275a"/>
    </style:style>
    <style:style style:name="P277" style:family="paragraph" style:parent-style-name="Standard" style:list-style-name="L1">
      <style:text-properties officeooo:rsid="0070a952" officeooo:paragraph-rsid="0070a952"/>
    </style:style>
    <style:style style:name="P278" style:family="paragraph" style:parent-style-name="Standard" style:list-style-name="L1">
      <style:text-properties officeooo:rsid="00716b51" officeooo:paragraph-rsid="00716b51"/>
    </style:style>
    <style:style style:name="P279" style:family="paragraph" style:parent-style-name="Standard" style:list-style-name="L1">
      <style:text-properties officeooo:rsid="0073f62c" officeooo:paragraph-rsid="007623fb"/>
    </style:style>
    <style:style style:name="P280" style:family="paragraph" style:parent-style-name="Standard" style:list-style-name="L1">
      <style:text-properties officeooo:rsid="00589eb9" officeooo:paragraph-rsid="007327fc"/>
    </style:style>
    <style:style style:name="P281" style:family="paragraph" style:parent-style-name="Standard" style:list-style-name="L1">
      <style:text-properties officeooo:rsid="007327fc" officeooo:paragraph-rsid="0073f62c"/>
    </style:style>
    <style:style style:name="P282" style:family="paragraph" style:parent-style-name="Standard" style:list-style-name="L2">
      <style:text-properties officeooo:rsid="00d3416f" officeooo:paragraph-rsid="00d9ce1a"/>
    </style:style>
    <style:style style:name="P283" style:family="paragraph" style:parent-style-name="Standard" style:list-style-name="L2">
      <style:text-properties officeooo:rsid="00d9ce1a" officeooo:paragraph-rsid="00d9ce1a"/>
    </style:style>
    <style:style style:name="P284" style:family="paragraph" style:parent-style-name="Standard">
      <style:text-properties officeooo:rsid="00306fe6" officeooo:paragraph-rsid="01325897"/>
    </style:style>
    <style:style style:name="P285" style:family="paragraph" style:parent-style-name="Standard">
      <style:text-properties officeooo:rsid="0133d8dd" officeooo:paragraph-rsid="0133d8dd"/>
    </style:style>
    <style:style style:name="P286" style:family="paragraph" style:parent-style-name="Standard">
      <style:text-properties officeooo:rsid="01302e35" officeooo:paragraph-rsid="01302e35"/>
    </style:style>
    <style:style style:name="P287" style:family="paragraph" style:parent-style-name="Standard">
      <style:text-properties officeooo:rsid="012c93f6" officeooo:paragraph-rsid="01344350"/>
    </style:style>
    <style:style style:name="P288" style:family="paragraph" style:parent-style-name="Standard">
      <style:text-properties officeooo:rsid="012c93f6" officeooo:paragraph-rsid="01346b21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048482" fo:background-color="#ffffff" loext:char-shading-value="0"/>
    </style:style>
    <style:style style:name="T6" style:family="text">
      <style:text-properties officeooo:rsid="001b8821" fo:background-color="#ffffff" loext:char-shading-value="0"/>
    </style:style>
    <style:style style:name="T7" style:family="text">
      <style:text-properties officeooo:rsid="00184d81" fo:background-color="#ffffff" loext:char-shading-value="0"/>
    </style:style>
    <style:style style:name="T8" style:family="text">
      <style:text-properties officeooo:rsid="000dfad9" fo:background-color="#ffffff" loext:char-shading-value="0"/>
    </style:style>
    <style:style style:name="T9" style:family="text">
      <style:text-properties officeooo:rsid="000912b4" fo:background-color="#ffffff" loext:char-shading-value="0"/>
    </style:style>
    <style:style style:name="T10" style:family="text">
      <style:text-properties officeooo:rsid="00118b25" fo:background-color="#ffffff" loext:char-shading-value="0"/>
    </style:style>
    <style:style style:name="T11" style:family="text">
      <style:text-properties officeooo:rsid="000460fe" fo:background-color="#ffffff" loext:char-shading-value="0"/>
    </style:style>
    <style:style style:name="T12" style:family="text">
      <style:text-properties officeooo:rsid="00c2d8a0" fo:background-color="#ffffff" loext:char-shading-value="0"/>
    </style:style>
    <style:style style:name="T13" style:family="text">
      <style:text-properties officeooo:rsid="00370d5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b29e9" style:font-weight-asian="bold" style:font-weight-complex="bold"/>
    </style:style>
    <style:style style:name="T16" style:family="text">
      <style:text-properties fo:font-weight="bold" officeooo:rsid="00b240eb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a9aab" style:font-weight-asian="normal" style:font-weight-complex="normal"/>
    </style:style>
    <style:style style:name="T19" style:family="text">
      <style:text-properties fo:font-weight="normal" officeooo:rsid="003d461a" style:font-weight-asian="normal" style:font-weight-complex="normal"/>
    </style:style>
    <style:style style:name="T20" style:family="text">
      <style:text-properties fo:font-weight="normal" officeooo:rsid="00409390" style:font-weight-asian="normal" style:font-weight-complex="normal"/>
    </style:style>
    <style:style style:name="T21" style:family="text">
      <style:text-properties fo:font-weight="normal" officeooo:rsid="00556404" style:font-weight-asian="normal" style:font-weight-complex="normal"/>
    </style:style>
    <style:style style:name="T22" style:family="text">
      <style:text-properties officeooo:rsid="0038b6ac"/>
    </style:style>
    <style:style style:name="T23" style:family="text">
      <style:text-properties officeooo:rsid="0041a1ea"/>
    </style:style>
    <style:style style:name="T24" style:family="text">
      <style:text-properties officeooo:rsid="00428ed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49afcd"/>
    </style:style>
    <style:style style:name="T27" style:family="text">
      <style:text-properties officeooo:rsid="005146b7"/>
    </style:style>
    <style:style style:name="T28" style:family="text">
      <style:text-properties officeooo:rsid="0052a5bf"/>
    </style:style>
    <style:style style:name="T29" style:family="text">
      <style:text-properties officeooo:rsid="00577f7a"/>
    </style:style>
    <style:style style:name="T30" style:family="text">
      <style:text-properties style:text-position="super 58%"/>
    </style:style>
    <style:style style:name="T31" style:family="text">
      <style:text-properties officeooo:rsid="0059a665"/>
    </style:style>
    <style:style style:name="T32" style:family="text">
      <style:text-properties officeooo:rsid="005e8fc6"/>
    </style:style>
    <style:style style:name="T33" style:family="text">
      <style:text-properties fo:background-color="#ffcc00" loext:char-shading-value="0"/>
    </style:style>
    <style:style style:name="T34" style:family="text">
      <style:text-properties officeooo:rsid="005ef893"/>
    </style:style>
    <style:style style:name="T35" style:family="text">
      <style:text-properties officeooo:rsid="0056f780"/>
    </style:style>
    <style:style style:name="T36" style:family="text">
      <style:text-properties officeooo:rsid="0065f239"/>
    </style:style>
    <style:style style:name="T37" style:family="text">
      <style:text-properties officeooo:rsid="00669ca6"/>
    </style:style>
    <style:style style:name="T38" style:family="text">
      <style:text-properties officeooo:rsid="006ac366"/>
    </style:style>
    <style:style style:name="T39" style:family="text">
      <style:text-properties officeooo:rsid="006c93b1"/>
    </style:style>
    <style:style style:name="T40" style:family="text">
      <style:text-properties officeooo:rsid="0071e5d2"/>
    </style:style>
    <style:style style:name="T41" style:family="text">
      <style:text-properties officeooo:rsid="0073f62c"/>
    </style:style>
    <style:style style:name="T42" style:family="text">
      <style:text-properties officeooo:rsid="007b7c3a"/>
    </style:style>
    <style:style style:name="T43" style:family="text">
      <style:text-properties officeooo:rsid="007e92a9"/>
    </style:style>
    <style:style style:name="T44" style:family="text">
      <style:text-properties officeooo:rsid="0082a366"/>
    </style:style>
    <style:style style:name="T45" style:family="text">
      <style:text-properties officeooo:rsid="00833582"/>
    </style:style>
    <style:style style:name="T46" style:family="text">
      <style:text-properties officeooo:rsid="00854924"/>
    </style:style>
    <style:style style:name="T47" style:family="text">
      <style:text-properties fo:background-color="#ffff99" loext:char-shading-value="0"/>
    </style:style>
    <style:style style:name="T48" style:family="text">
      <style:text-properties officeooo:rsid="00947459"/>
    </style:style>
    <style:style style:name="T49" style:family="text">
      <style:text-properties officeooo:rsid="0094f309"/>
    </style:style>
    <style:style style:name="T50" style:family="text">
      <style:text-properties officeooo:rsid="0097a2f1"/>
    </style:style>
    <style:style style:name="T51" style:family="text">
      <style:text-properties officeooo:rsid="009b29e9"/>
    </style:style>
    <style:style style:name="T52" style:family="text">
      <style:text-properties officeooo:rsid="009c333f"/>
    </style:style>
    <style:style style:name="T53" style:family="text">
      <style:text-properties officeooo:rsid="00a66db9"/>
    </style:style>
    <style:style style:name="T54" style:family="text">
      <style:text-properties officeooo:rsid="00ade6ea"/>
    </style:style>
    <style:style style:name="T55" style:family="text">
      <style:text-properties officeooo:rsid="00afa9af"/>
    </style:style>
    <style:style style:name="T56" style:family="text">
      <style:text-properties officeooo:rsid="00b1188d"/>
    </style:style>
    <style:style style:name="T57" style:family="text">
      <style:text-properties officeooo:rsid="00b5e9b6"/>
    </style:style>
    <style:style style:name="T58" style:family="text">
      <style:text-properties officeooo:rsid="0033f23e"/>
    </style:style>
    <style:style style:name="T59" style:family="text">
      <style:text-properties officeooo:rsid="003286d7"/>
    </style:style>
    <style:style style:name="T60" style:family="text">
      <style:text-properties officeooo:rsid="0035390e"/>
    </style:style>
    <style:style style:name="T61" style:family="text">
      <style:text-properties officeooo:rsid="00b927ea"/>
    </style:style>
    <style:style style:name="T62" style:family="text">
      <style:text-properties officeooo:rsid="00ba24f8"/>
    </style:style>
    <style:style style:name="T63" style:family="text">
      <style:text-properties officeooo:rsid="00ba9229"/>
    </style:style>
    <style:style style:name="T64" style:family="text">
      <style:text-properties officeooo:rsid="00bc94db"/>
    </style:style>
    <style:style style:name="T65" style:family="text">
      <style:text-properties officeooo:rsid="00be70c9"/>
    </style:style>
    <style:style style:name="T66" style:family="text">
      <style:text-properties officeooo:rsid="00c5d81e"/>
    </style:style>
    <style:style style:name="T67" style:family="text">
      <style:text-properties officeooo:rsid="00c6bf99"/>
    </style:style>
    <style:style style:name="T68" style:family="text">
      <style:text-properties officeooo:rsid="00c92127"/>
    </style:style>
    <style:style style:name="T69" style:family="text">
      <style:text-properties officeooo:rsid="00cac25a"/>
    </style:style>
    <style:style style:name="T70" style:family="text">
      <style:text-properties officeooo:rsid="00cdaaf6"/>
    </style:style>
    <style:style style:name="T71" style:family="text">
      <style:text-properties officeooo:rsid="00d274c3"/>
    </style:style>
    <style:style style:name="T72" style:family="text">
      <style:text-properties officeooo:rsid="00d4d5f8"/>
    </style:style>
    <style:style style:name="T73" style:family="text">
      <style:text-properties officeooo:rsid="00d52451"/>
    </style:style>
    <style:style style:name="T74" style:family="text">
      <style:text-properties officeooo:rsid="00d66a95"/>
    </style:style>
    <style:style style:name="T75" style:family="text">
      <style:text-properties officeooo:rsid="00d9ce1a"/>
    </style:style>
    <style:style style:name="T76" style:family="text">
      <style:text-properties officeooo:rsid="00db9ef6"/>
    </style:style>
    <style:style style:name="T77" style:family="text">
      <style:text-properties officeooo:rsid="00e17661"/>
    </style:style>
    <style:style style:name="T78" style:family="text">
      <style:text-properties officeooo:rsid="00e7ac64"/>
    </style:style>
    <style:style style:name="T79" style:family="text">
      <style:text-properties officeooo:rsid="00e98185"/>
    </style:style>
    <style:style style:name="T80" style:family="text">
      <style:text-properties officeooo:rsid="00ec8333"/>
    </style:style>
    <style:style style:name="T81" style:family="text">
      <style:text-properties officeooo:rsid="00eea8dc"/>
    </style:style>
    <style:style style:name="T82" style:family="text">
      <style:text-properties officeooo:rsid="00eee150"/>
    </style:style>
    <style:style style:name="T83" style:family="text">
      <style:text-properties officeooo:rsid="00f5677e"/>
    </style:style>
    <style:style style:name="T84" style:family="text">
      <style:text-properties officeooo:rsid="00f789cd"/>
    </style:style>
    <style:style style:name="T85" style:family="text">
      <style:text-properties officeooo:rsid="00f9faee"/>
    </style:style>
    <style:style style:name="T86" style:family="text">
      <style:text-properties officeooo:rsid="00fe195a"/>
    </style:style>
    <style:style style:name="T87" style:family="text">
      <style:text-properties officeooo:rsid="01045a3f"/>
    </style:style>
    <style:style style:name="T88" style:family="text">
      <style:text-properties officeooo:rsid="0105943f"/>
    </style:style>
    <style:style style:name="T89" style:family="text">
      <style:text-properties officeooo:rsid="010689e8"/>
    </style:style>
    <style:style style:name="T90" style:family="text">
      <style:text-properties officeooo:rsid="010cca24"/>
    </style:style>
    <style:style style:name="T91" style:family="text">
      <style:text-properties officeooo:rsid="011753a2"/>
    </style:style>
    <style:style style:name="T92" style:family="text">
      <style:text-properties officeooo:rsid="01190a31"/>
    </style:style>
    <style:style style:name="T93" style:family="text">
      <style:text-properties officeooo:rsid="011bcd91"/>
    </style:style>
    <style:style style:name="T94" style:family="text">
      <style:text-properties officeooo:rsid="011ebc78"/>
    </style:style>
    <style:style style:name="T95" style:family="text">
      <style:text-properties officeooo:rsid="0122413e"/>
    </style:style>
    <style:style style:name="T96" style:family="text">
      <style:text-properties officeooo:rsid="0123b416"/>
    </style:style>
    <style:style style:name="T97" style:family="text">
      <style:text-properties officeooo:rsid="01261bdc"/>
    </style:style>
    <style:style style:name="T98" style:family="text">
      <style:text-properties officeooo:rsid="013147c9"/>
    </style:style>
    <style:style style:name="T99" style:family="text">
      <style:text-properties fo:color="#800000"/>
    </style:style>
    <style:style style:name="T100" style:family="text">
      <style:text-properties officeooo:rsid="01344350"/>
    </style:style>
    <style:style style:name="T101" style:family="text">
      <style:text-properties officeooo:rsid="01346b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ravel</text:p>
      <text:p text:style-name="P1"/>
      <text:p text:style-name="P151">Ref:</text:p>
      <text:p text:style-name="P151">1) at app dividend</text:p>
      <text:p text:style-name="P151">2) <text:a xlink:type="simple" xlink:href="https://www.5balloons.info/tutorial-simple-crud-operations-in-laravel-5-5/">https://www.5balloons.info/tutorial-simple-crud-operations-in-laravel-5-5/</text:a></text:p>
      <text:p text:style-name="P153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22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22"/>
      <text:p text:style-name="P9">composer update</text:p>
      <text:p text:style-name="P123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2"/>
      <text:p text:style-name="P32">composer create-project --prefer-dist laravel/laravel <text:span text:style-name="T1">blog_proj_name</text:span></text:p>
      <text:p text:style-name="P32"/>
      <text:p text:style-name="P33">php artisan serve</text:p>
      <text:p text:style-name="P33"/>
      <text:p text:style-name="P34"><text:s/>URL : <text:a xlink:type="simple" xlink:href="http://localhost:8000/">http://localhost:8000</text:a></text:p>
      <text:p text:style-name="P34"/>
      <text:p text:style-name="P6">Theme integrate </text:p>
      <text:p text:style-name="P36">https://hdtuto.com/article/php-laravel-55-bootstrap-admin-theme-integration-example-from-scratch</text:p>
      <text:p text:style-name="P34"/>
      <text:p text:style-name="P34"/>
      <text:p text:style-name="P5">for auth</text:p>
      <text:p text:style-name="P35">php artisan make:auth</text:p>
      <text:p text:style-name="P35"/>
      <text:p text:style-name="P65">Remove public</text:p>
      <text:p text:style-name="P57">in public folder cut index.php &amp; .htaccess file &amp; paste it one step out(on root)</text:p>
      <text:p text:style-name="P58">open index.php &amp; remove ../</text:p>
      <text:p text:style-name="P58">so change like this <text:s text:c="4"/>require __DIR__.'/vendor/autoload.php';</text:p>
      <text:p text:style-name="P58"><text:s text:c="34"/>$app = require_once __DIR__.'/bootstrap/app.php';</text:p>
      <text:p text:style-name="P35"/>
      <text:p text:style-name="P35"/>
      <text:p text:style-name="P35"/>
      <text:p text:style-name="P7">curd generator <text:span text:style-name="T13">package</text:span></text:p>
      <text:p text:style-name="P7"/>
      <text:p text:style-name="P38">1)https://github.com/appzcoder/crud-generator</text:p>
      <text:p text:style-name="P8"><text:s/><text:span text:style-name="T3">composer require appzcoder/crud-generator</text:span></text:p>
      <text:p text:style-name="P7"/>
      <text:p text:style-name="P95"><text:soft-page-break/></text:p>
      <text:p text:style-name="P105">vendo<text:span text:style-name="T64">r</text:span> publish</text:p>
      <text:p text:style-name="P120"/>
      <text:p text:style-name="P120">Once the package is installed, you should register the Appzcoder\CrudGenerator\CrudGeneratorServiceProvider service provider. Normally, Laravel 5.5+ will register the service provider automatically.</text:p>
      <text:p text:style-name="P120"/>
      <text:p text:style-name="P120">After that, publish its assets using the vendor:publish Artisan command:</text:p>
      <text:p text:style-name="P120"/>
      <text:p text:style-name="P120">php artisan vendor:publish --provider="Appzcoder\CrudGenerator\CrudGeneratorServiceProvider"</text:p>
      <text:p text:style-name="P95"/>
      <text:p text:style-name="P95"/>
      <text:p text:style-name="P95"/>
      <text:p text:style-name="P95">use by follow:-</text:p>
      <text:p text:style-name="P231">php artisan crud:generate Userclaims --fields='user_id#integer;gift_id#integer' --view-path=admin --controller-namespace=Admin --route-group=admin --form-helper=html</text:p>
      <text:p text:style-name="P37"/>
      <text:p text:style-name="P93"><text:span text:style-name="T14">note</text:span> : id not write</text:p>
      <text:p text:style-name="P93"/>
      <text:p text:style-name="P94">by this generate controller,view,model,migrations</text:p>
      <text:p text:style-name="P94">after this need to migrate for DB</text:p>
      <text:p text:style-name="P94">and for view files (index,show,create,edit) need to change layout </text:p>
      <text:p text:style-name="P94">means change extends master layout <text:s/>as well as <text:span text:style-name="T22">sections as well as blanck page theme</text:span></text:p>
      <text:p text:style-name="P37"/>
      <text:p text:style-name="P37"/>
      <text:p text:style-name="P60">make controller</text:p>
      <text:p text:style-name="P59">php artisan make:controller CRUDController –resource</text:p>
      <text:p text:style-name="P59"/>
      <text:p text:style-name="P61">make migration &amp; model</text:p>
      <text:p text:style-name="P90"><text:tab/></text:p>
      <text:p text:style-name="P169">php artisan make:model Worksheets -m</text:p>
      <text:p text:style-name="P90"/>
      <text:p text:style-name="P26">make migration only</text:p>
      <text:p text:style-name="P230"/>
      <text:p text:style-name="P230">php artisan make:migration add_votes_to_users_table --table=users</text:p>
      <text:p text:style-name="P230"/>
      <text:p text:style-name="P230">php artisan make:migration create_users_table –create=users</text:p>
      <text:p text:style-name="P230"/>
      <text:p text:style-name="P62">route list<text:tab/></text:p>
      <text:p text:style-name="P91">$ php artisan route:list</text:p>
      <text:p text:style-name="P91"/>
      <text:p text:style-name="P63">route resource</text:p>
      <text:p text:style-name="P63"/>
      <text:p text:style-name="P53">Remember</text:p>
      <text:p text:style-name="P53"/>
      <text:p text:style-name="P64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54"><text:s text:c="7"/>/<text:span text:style-name="T63">home <text:s text:c="3"/>-&gt;admin/home <text:s text:c="2"/>middelware sathe dashboard per redirect karvu</text:span></text:p>
      <text:p text:style-name="P63"/>
      <text:p text:style-name="P63"/>
      <text:p text:style-name="P63"/>
      <text:p text:style-name="P63"/>
      <text:p text:style-name="P66"><text:soft-page-break/>clear cache</text:p>
      <text:p text:style-name="P96">by terminal</text:p>
      <text:p text:style-name="P39"><text:tab/>php artisan config:cache</text:p>
      <text:p text:style-name="P40"><text:tab/><text:tab/><text:tab/><text:tab/><text:tab/></text:p>
      <text:p text:style-name="P41"><text:s text:c="10"/><text:span text:style-name="T49">php artisan cache:clear</text:span></text:p>
      <text:p text:style-name="P96">or remove manually from folder </text:p>
      <text:p text:style-name="P96"><text:s text:c="7"/><text:span text:style-name="T18">boostape -&gt;catch-&gt;3 file remove</text:span></text:p>
      <text:p text:style-name="P96"/>
      <text:p text:style-name="P96"/>
      <text:p text:style-name="P99">php artisan migrate</text:p>
      <text:p text:style-name="P98"><text:span text:style-name="T17">php artisan </text:span><text:span text:style-name="T19">make seeder <text:s/></text:span><text:span text:style-name="T21">&amp; in run method do coing for data enter &amp; then </text:span></text:p>
      <text:p text:style-name="P97"><text:span text:style-name="T17">php artisan </text:span><text:a xlink:type="simple" xlink:href="db:seed"><text:span text:style-name="T17">db:seed</text:span></text:a></text:p>
      <text:p text:style-name="P97"/>
      <text:p text:style-name="P117">php artisan migrate:refresh –seed</text:p>
      <text:p text:style-name="P100"/>
      <text:p text:style-name="P118">db add or remove coloumn ?</text:p>
      <text:p text:style-name="P101"><text:tab/><text:tab/></text:p>
      <text:p text:style-name="P103">g<text:span text:style-name="T47">et Auth user Data</text:span></text:p>
      <text:p text:style-name="P103"/>
      <text:p text:style-name="P119">Auth::user()-&gt;role_id ==1</text:p>
      <text:p text:style-name="P104">or <text:s/>\Auth::user()-&gt;role_id;</text:p>
      <text:p text:style-name="P104"/>
      <text:p text:style-name="P121">Form Request Validation</text:p>
      <text:p text:style-name="P102"/>
      <text:p text:style-name="P102"><text:span text:style-name="T20">1. </text:span><text:span text:style-name="T17">create request in app-&gt;http-&gt;request by <text:s/>php artisan make:request RoleRequest</text:span></text:p>
      <text:p text:style-name="P40"><text:s text:c="11"/></text:p>
      <text:p text:style-name="P42">2. <text:s text:c="2"/>make true</text:p>
      <text:p text:style-name="P42"><text:s text:c="5"/>public function authorize() </text:p>
      <text:p text:style-name="P42"><text:s text:c="6"/>{ </text:p>
      <text:p text:style-name="P42"><text:s text:c="9"/>return true; </text:p>
      <text:p text:style-name="P42"><text:s text:c="6"/>}</text:p>
      <text:p text:style-name="P43">3. <text:span text:style-name="T23"><text:s/>public function rules() </text:span></text:p>
      <text:p text:style-name="P44"><text:s text:c="4"/>{ </text:p>
      <text:p text:style-name="P44"><text:s text:c="8"/>return [ </text:p>
      <text:p text:style-name="P44"><text:s text:c="12"/>'role_name' =&gt; 'required' ,</text:p>
      <text:p text:style-name="P44"><text:s text:c="12"/>'price'=&gt; 'required|numeric|max:10',</text:p>
      <text:p text:style-name="P44"><text:s text:c="12"/>'image'=&gt; 'required'</text:p>
      <text:p text:style-name="P45"><text:s text:c="11"/><text:span text:style-name="T26">'site_logo' =&gt; 'file|image|mimes:jpeg,jpg,png',</text:span></text:p>
      <text:p text:style-name="P44"><text:s text:c="8"/>]; </text:p>
      <text:p text:style-name="P44"><text:s text:c="4"/>}</text:p>
      <text:p text:style-name="P46">4. in store method</text:p>
      <text:p text:style-name="P47"><text:s text:c="4"/><text:span text:style-name="T24">use App\Http\Requests\RoleRequest; <text:s text:c="2"/>// declre above</text:span></text:p>
      <text:p text:style-name="P48"><text:s/>public function store(RoleRequest $request) <text:s/>// use in store method</text:p>
      <text:p text:style-name="P48"/>
      <text:p text:style-name="P52">&amp; in view file use validation message display by ref of below link</text:p>
      <text:p text:style-name="P52">https://hdtuto.com/article/php-laravel-56-simple-validation-example-with-error-message</text:p>
      <text:p text:style-name="P48"/>
      <text:p text:style-name="P48"/>
      <text:p text:style-name="P67">use flash message </text:p>
      <text:p text:style-name="P49"/>
      <text:p text:style-name="P49"><text:a xlink:type="simple" xlink:href="https://itsolutionstuff.com/post/laravel-5-implement-flash-messages-with-exampleexample.html">https://itsolutionstuff.com/post/laravel-5-implement-flash-messages-with-exampleexample.html</text:a></text:p>
      <text:p text:style-name="P49"/>
      <text:p text:style-name="P50"><text:soft-page-break/>flash by flash package</text:p>
      <text:p text:style-name="P50"><text:s text:c="8"/><text:span text:style-name="T25">https://github.com/laracasts/flash</text:span></text:p>
      <text:p text:style-name="P92"><text:tab/><text:tab/></text:p>
      <text:p text:style-name="P92"/>
      <text:p text:style-name="P81">include js</text:p>
      <text:p text:style-name="P81"/>
      <text:p text:style-name="P173">&lt;script type="text/javascript" src="{{ asset('<text:span text:style-name="T14">public/js/</text:span>datepicker/jquery-ui.js') }}"&gt;&lt;/script&gt;</text:p>
      <text:p text:style-name="P173"/>
      <text:p text:style-name="P21">include css</text:p>
      <text:p text:style-name="P173">&lt;link href="{{asset('<text:span text:style-name="T14">public/css/</text:span>font-awesome.css')}}" rel="stylesheet" type="text/css" media="all"/&gt;</text:p>
      <text:p text:style-name="P92"/>
      <text:p text:style-name="P22">get post data</text:p>
      <text:p text:style-name="P201"/>
      <text:p text:style-name="P201">$reg_date = $request-&gt;input('registration_date');</text:p>
      <text:p text:style-name="P92"/>
      <text:p text:style-name="P24">get Get data</text:p>
      <text:p text:style-name="P206">1. <text:s/>$input = $request-&gt;all(); <text:s/>&amp; $request pass in argu</text:p>
      <text:p text:style-name="P206">2. <text:s/>url?term=abc</text:p>
      <text:p text:style-name="P206"><text:s text:c="5"/>$request-&gt;query('term');</text:p>
      <text:p text:style-name="P68">link</text:p>
      <text:p text:style-name="P115"/>
      <text:p text:style-name="P115">&lt;a href="{{url('admin/roles')}}"&gt;</text:p>
      <text:p text:style-name="P115"/>
      <text:p text:style-name="P115">in route resoue this is mention so manage it by self.</text:p>
      <text:p text:style-name="P115"/>
      <text:p text:style-name="P81">Image</text:p>
      <text:p text:style-name="P172"/>
      <text:p text:style-name="P172">&lt;img src="{{asset('public/user/profile/'.Auth::user()-&gt;profile_pic)}}" alt="" width="50px" height="50px"&gt; </text:p>
      <text:p text:style-name="P115"/>
      <text:p text:style-name="P69">Make schema</text:p>
      <text:p text:style-name="P116"/>
      <text:p text:style-name="P116"><text:a xlink:type="simple" xlink:href="https://laravel.com/docs/5.6/migrations#creating-tables">https://laravel.com/docs/5.6/migrations#creating-tables</text:a></text:p>
      <text:p text:style-name="P116"/>
      <text:p text:style-name="P76">model Relation ship <text:s/><text:span text:style-name="T54">&amp; dummy data insert</text:span></text:p>
      <text:p text:style-name="P181"><text:a xlink:type="simple" xlink:href="https://appdividend.com/2017/10/11/laravel-eloquent-relationships/">https://appdividend.com/2017/10/11/laravel-eloquent-relationships/</text:a></text:p>
      <text:p text:style-name="P181"/>
      <text:p text:style-name="P182">return $this-&gt;hasMany(TeamMembers::class);</text:p>
      <text:p text:style-name="P182">return $this-&gt;belongsTo(Teams::class);</text:p>
      <text:p text:style-name="P116"/>
      <text:p text:style-name="P116"/>
      <text:p text:style-name="P183">if foringkey name is different then </text:p>
      <text:p text:style-name="P183"><text:s/>return $this-&gt;hasMany(User::class,'role_id','id'); <text:s text:c="4"/><text:span text:style-name="T55">X</text:span> </text:p>
      <text:p text:style-name="P183"/>
      <text:p text:style-name="P184">for dummy data</text:p>
      <text:p text:style-name="P184">Ref:</text:p>
      <text:p text:style-name="P184"/>
      <text:p text:style-name="P111">2 rite</text:p>
      <text:p text:style-name="P185">1. databaseseder ma direct lakhine</text:p>
      <text:p text:style-name="P186"><text:s text:c="3"/><text:span text:style-name="T14"><text:s/></text:span><text:span text:style-name="T16">Ref: https://appdividend.com/2017/10/11/laravel-eloquent-relationships/</text:span></text:p>
      <text:p text:style-name="P185"/>
      <text:p text:style-name="P185"><text:soft-page-break/>2. facotory thi</text:p>
      <text:p text:style-name="P185"><text:s text:c="3"/>facotry command 'php artisan make:factory TeamMembersFactory' <text:s/>thi fatorty banavani</text:p>
      <text:p text:style-name="P185">model &amp; return ma lakhvu </text:p>
      <text:p text:style-name="P185"><text:s/>then</text:p>
      <text:p text:style-name="P185"><text:s text:c="2"/>php artisan make:seeder TeamsMembersTableSeeder</text:p>
      <text:p text:style-name="P185"><text:s text:c="4"/>seeder banavu <text:s/>ane run mehtod ma </text:p>
      <text:p text:style-name="P185"><text:s text:c="2"/>factory('App\Teams',5)-&gt;create(); <text:s text:c="3"/>ana thi facoty call karavi</text:p>
      <text:p text:style-name="P185"/>
      <text:p text:style-name="P185"><text:s text:c="2"/>database seeder na run ma </text:p>
      <text:p text:style-name="P185"><text:s text:c="3"/>$this-&gt;call(TeamsTableSeeder::class); <text:s/>aana thi seeder call karavu</text:p>
      <text:p text:style-name="P185">ane </text:p>
      <text:p text:style-name="P185"><text:s/>php artisan <text:a xlink:type="simple" xlink:href="db:seed">db:seed</text:a> <text:s/>karine check databse</text:p>
      <text:p text:style-name="P184"/>
      <text:p text:style-name="P112"><text:span text:style-name="T56">Ref: </text:span>https://tutsforweb.com/learn-to-use-model-factories-in-laravel/</text:p>
      <text:p text:style-name="P183"/>
      <text:p text:style-name="P27">Pasword</text:p>
      <text:p text:style-name="P27"/>
      <text:p text:style-name="P234">&lt;?php</text:p>
      <text:p text:style-name="P234"/>
      <text:p text:style-name="P234">$string = 'Hello world.';</text:p>
      <text:p text:style-name="P234">$hash = Hash::make($string);</text:p>
      <text:p text:style-name="P234"/>
      <text:p text:style-name="P234">if (Hash::check($string, $hash)) {</text:p>
      <text:p text:style-name="P234"><text:s text:c="4"/>// The passwords match...</text:p>
      <text:p text:style-name="P234">}</text:p>
      <text:p text:style-name="P234"/>
      <text:p text:style-name="P31">login check</text:p>
      <text:p text:style-name="P31"/>
      <text:p text:style-name="P266">Use Hash;</text:p>
      <text:p text:style-name="P266"/>
      <text:p text:style-name="P266">$user = User::where('email', '=', 'email@address.com')-&gt;first();</text:p>
      <text:p text:style-name="P266">Then, you'll need to CHECK the hashed password, like so:</text:p>
      <text:p text:style-name="P266"/>
      <text:p text:style-name="P266">Hash::check('INPUT PASSWORD', $user-&gt;password);</text:p>
      <text:p text:style-name="P234"/>
      <text:p text:style-name="P28">title</text:p>
      <text:p text:style-name="P235"><text:s/>&lt;title&gt;@yield('title') | {{$setting['site_name']}}&lt;/title&gt; <text:s/>in blade.php</text:p>
      <text:p text:style-name="P235">@section('title','CMS Pages') <text:s text:c="8"/>in page</text:p>
      <text:p text:style-name="P183"/>
      <text:p text:style-name="P10">cheetsheet</text:p>
      <text:p text:style-name="P124"><text:a xlink:type="simple" xlink:href="https://learninglaravel.net/cheatsheet/">https://learninglaravel.net/cheatsheet/</text:a></text:p>
      <text:p text:style-name="P187">https://laravel.gen.tr/cheatsheet/</text:p>
      <text:p text:style-name="P124"/>
      <text:p text:style-name="P124"/>
      <text:p text:style-name="P124"/>
      <text:p text:style-name="P11"><text:span text:style-name="T45">Eloquient </text:span>Query</text:p>
      <text:p text:style-name="P125"><text:a xlink:type="simple" xlink:href="https://laravel.com/docs/5.6/queries">https://laravel.com/docs/5.6/queries</text:a></text:p>
      <text:p text:style-name="P125"/>
      <text:p text:style-name="P136">or use repository</text:p>
      <text:p text:style-name="P125"/>
      <text:p text:style-name="P125"/>
      <text:p text:style-name="P12">Constant</text:p>
      <text:p text:style-name="P126"><text:soft-page-break/></text:p>
      <text:p text:style-name="P126"><text:s/>accepted</text:p>
      <text:p text:style-name="P126"/>
      <text:p text:style-name="P126">For most constants used globally across the application, storing them in config files is sufficient. It is also pretty simple</text:p>
      <text:p text:style-name="P126"/>
      <text:p text:style-name="P126">Create a new file in the config directory. Let's call it constants.php</text:p>
      <text:p text:style-name="P126"/>
      <text:p text:style-name="P126">In there you have to return an array of config values.</text:p>
      <text:p text:style-name="P200">&lt;?php </text:p>
      <text:p text:style-name="P126">return [</text:p>
      <text:p text:style-name="P126"><text:s text:c="4"/>'options' =&gt; [</text:p>
      <text:p text:style-name="P126"><text:s text:c="8"/>'option_attachment' =&gt; '13',</text:p>
      <text:p text:style-name="P126"><text:s text:c="8"/>'option_email' =&gt; '14',</text:p>
      <text:p text:style-name="P126"><text:s text:c="8"/>'option_monetery' =&gt; '15',</text:p>
      <text:p text:style-name="P126"><text:s text:c="8"/>'option_ratings' =&gt; '16',</text:p>
      <text:p text:style-name="P126"><text:s text:c="8"/>'option_textarea' =&gt; '17',</text:p>
      <text:p text:style-name="P126"><text:s text:c="4"/>]</text:p>
      <text:p text:style-name="P126">];</text:p>
      <text:p text:style-name="P126"/>
      <text:p text:style-name="P126">And you can access them as follows</text:p>
      <text:p text:style-name="P126"/>
      <text:p text:style-name="P126">Config::get('constants.options');</text:p>
      <text:p text:style-name="P126">// or if you want a specific one</text:p>
      <text:p text:style-name="P126">Config::get('constants.options.option_attachment'); </text:p>
      <text:p text:style-name="P199">or </text:p>
      <text:p text:style-name="P199">config('messages.api.success');</text:p>
      <text:p text:style-name="P132"><text:span text:style-name="T33">Note </text:span>: <text:span text:style-name="T29">const use in view same as cntrl </text:span>for define const. Use in view</text:p>
      <text:p text:style-name="P132"><text:s text:c="8"/><text:span text:style-name="T42">and aavi j rite msg mateni file banavi ne gobal msg mate use kari sakay che</text:span></text:p>
      <text:p text:style-name="P126"/>
      <text:p text:style-name="P13">Appserviceprovider</text:p>
      <text:p text:style-name="P127"/>
      <text:p text:style-name="P127">first load this <text:span text:style-name="T28">boot method</text:span></text:p>
      <text:p text:style-name="P127"/>
      <text:p text:style-name="P13">load model</text:p>
      <text:p text:style-name="P127"/>
      <text:p text:style-name="P127">use App\Models\Setting;</text:p>
      <text:p text:style-name="P127"/>
      <text:p text:style-name="P127">then use query or <text:s/><text:span text:style-name="T27">pluck</text:span></text:p>
      <text:p text:style-name="P127"/>
      <text:p text:style-name="P14">Repositiry make</text:p>
      <text:p text:style-name="P14"/>
      <text:p text:style-name="P18">OR Use Query Builder</text:p>
      <text:p text:style-name="P17"/>
      <text:p text:style-name="P17"/>
      <text:p text:style-name="P14"/>
      <text:p text:style-name="P14"/>
      <text:p text:style-name="P15">model</text:p>
      <text:p text:style-name="P51"/>
      <text:p text:style-name="P51">protected $table = 'roles'; // if db tbl name is different then declare</text:p>
      <text:p text:style-name="P51">protected $primaryKey = 'id'; //if PK name is different then declre here</text:p>
      <text:p text:style-name="P51"/>
      <text:p text:style-name="P51"><text:soft-page-break/>protected $fillable = ['role_name']; //</text:p>
      <text:p text:style-name="P51">or</text:p>
      <text:p text:style-name="P51">protected $ <text:span text:style-name="T35">guarded</text:span> = ['role_name']; </text:p>
      <text:p text:style-name="P51"/>
      <text:p text:style-name="P129">$guarded-<text:span text:style-name="T32">blacklist</text:span></text:p>
      <text:p text:style-name="P129"><text:s text:c="16"/><text:span text:style-name="T34">means je field lakhu te not filleble</text:span></text:p>
      <text:p text:style-name="P129"/>
      <text:p text:style-name="P129">fillable-<text:span text:style-name="T32">whtelist <text:s/></text:span></text:p>
      <text:p text:style-name="P129"><text:s text:c="8"/></text:p>
      <text:p text:style-name="P129"><text:s text:c="12"/><text:span text:style-name="T34">means je field lakhu te fileble</text:span></text:p>
      <text:p text:style-name="P129"/>
      <text:p text:style-name="P130"/>
      <text:p text:style-name="P70">Redirect</text:p>
      <text:p text:style-name="P137"/>
      <text:p text:style-name="P137"><text:s text:c="2"/><text:span text:style-name="T39">1. redirect view</text:span></text:p>
      <text:p text:style-name="P138"><text:s text:c="2"/><text:span text:style-name="T36">like <text:s text:c="2"/>return view('admin.setting.edit', compact('setting'));</text:span></text:p>
      <text:p text:style-name="P137"/>
      <text:p text:style-name="P139"><text:span text:style-name="T39">2. </text:span>redirect route('aliasename');</text:p>
      <text:p text:style-name="P139"/>
      <text:p text:style-name="P139">redirect('url') ; <text:s text:c="2"/>//for reso<text:span text:style-name="T37">u</text:span>rces</text:p>
      <text:p text:style-name="P139"/>
      <text:p text:style-name="P141">keep in mind</text:p>
      <text:p text:style-name="P141"><text:s text:c="7"/></text:p>
      <text:p text:style-name="P141"/>
      <text:p text:style-name="P141"/>
      <text:p text:style-name="P141"/>
      <text:p text:style-name="P141"/>
      <text:p text:style-name="P145"><text:s text:c="2"/><text:span text:style-name="T38">RESTful Resource controller</text:span></text:p>
      <text:p text:style-name="P142"/>
      <text:p text:style-name="P142">A RESTful resource controller sets up some default routes for you and even names them.</text:p>
      <text:p text:style-name="P142"/>
      <text:p text:style-name="P142">Route::resource('users', 'UsersController');</text:p>
      <text:p text:style-name="P142"/>
      <text:p text:style-name="P142">Gives you these named routes:</text:p>
      <text:p text:style-name="P142"/>
      <text:p text:style-name="P142">Verb <text:s text:c="3"/>Path <text:s text:c="23"/>Action <text:s/>Route Name</text:p>
      <text:p text:style-name="P142">GET <text:s text:c="4"/>/users <text:s text:c="21"/>index <text:s text:c="2"/>users.index</text:p>
      <text:p text:style-name="P142">GET <text:s text:c="4"/>/users/create <text:s text:c="14"/>create <text:s/>users.create</text:p>
      <text:p text:style-name="P142">POST <text:s text:c="3"/>/users <text:s text:c="21"/>store <text:s text:c="2"/>users.store</text:p>
      <text:p text:style-name="P142">GET <text:s text:c="4"/>/users/{user} <text:s text:c="14"/>show <text:s text:c="3"/>users.show</text:p>
      <text:p text:style-name="P142">GET <text:s text:c="4"/>/users/{user}/edit <text:s text:c="9"/>edit <text:s text:c="3"/>users.edit</text:p>
      <text:p text:style-name="P143">DELETE <text:s/>/users/{user} <text:s text:c="14"/>destroy users.destroy</text:p>
      <text:p text:style-name="P150">in form 's action</text:p>
      <text:p text:style-name="P150"><text:span text:style-name="T69">{</text:span>{ url('/admin/users' . '/' . $item-&gt;id) }}</text:p>
      <text:p text:style-name="P150"/>
      <text:p text:style-name="P150">&amp; then </text:p>
      <text:p text:style-name="P150"><text:s/>{{ method_field('DELETE') }}</text:p>
      <text:p text:style-name="P144"><text:s/><text:span text:style-name="T43">{{ csrf_field() }}</text:span></text:p>
      <text:p text:style-name="P144"/>
      <text:p text:style-name="P142">PUT <text:s text:c="4"/>/users/{user} <text:s text:c="14"/>update <text:s/>users.update</text:p>
      <text:p text:style-name="P149">&lt;form action="{{url('tasks', [$task-&gt;id])}}" method="POST"&gt;</text:p>
      <text:p text:style-name="P149">&lt;input type="hidden" name="_method" value="PUT"&gt;</text:p>
      <text:p text:style-name="P149"><text:soft-page-break/></text:p>
      <text:p text:style-name="P142"/>
      <text:p text:style-name="P142"/>
      <text:p text:style-name="P142">And you would set up your controller something like this (actions = methods)</text:p>
      <text:p text:style-name="P142"/>
      <text:p text:style-name="P142">class UsersController extends BaseController {</text:p>
      <text:p text:style-name="P142"/>
      <text:p text:style-name="P142"><text:s text:c="4"/>public function index() {}</text:p>
      <text:p text:style-name="P142"/>
      <text:p text:style-name="P142"><text:s text:c="4"/>public function show($id) {}</text:p>
      <text:p text:style-name="P142"/>
      <text:p text:style-name="P142"><text:s text:c="4"/>public function store() {}</text:p>
      <text:p text:style-name="P142"><text:tab/></text:p>
      <text:p text:style-name="P142">}</text:p>
      <text:p text:style-name="P142"/>
      <text:p text:style-name="P142">You can also choose what actions are included or excluded like this:</text:p>
      <text:p text:style-name="P142"/>
      <text:p text:style-name="P142">Route::resource('users', 'UsersController', [</text:p>
      <text:p text:style-name="P142"><text:s text:c="4"/>'only' =&gt; ['index', 'show']</text:p>
      <text:p text:style-name="P142">]);</text:p>
      <text:p text:style-name="P142"/>
      <text:p text:style-name="P142">Route::resource('monkeys', 'MonkeysController', [</text:p>
      <text:p text:style-name="P142"><text:s text:c="4"/>'except' =&gt; ['edit', 'create']</text:p>
      <text:p text:style-name="P142">]);</text:p>
      <text:p text:style-name="P140"><text:s text:c="13"/></text:p>
      <text:p text:style-name="P72"/>
      <text:p text:style-name="P71"/>
      <text:p text:style-name="P82">File Upload</text:p>
      <text:p text:style-name="P82"/>
      <text:p text:style-name="P56">public function store(Request $request) </text:p>
      <text:p text:style-name="P56"><text:s text:c="4"/>{ </text:p>
      <text:p text:style-name="P56"><text:s text:c="8"/></text:p>
      <text:p text:style-name="P56"><text:s text:c="8"/>$requestData = $request-&gt;all(); </text:p>
      <text:p text:style-name="P56"/>
      <text:p text:style-name="P56"><text:s text:c="8"/>echo "&lt;pre&gt;"; print_r($_FILES); exit(); </text:p>
      <text:p text:style-name="P56"><text:s text:c="8"/>if ($request-&gt;file('image')) { </text:p>
      <text:p text:style-name="P56"><text:s text:c="11"/>$destinationPath = public_path() . '/categories/'; </text:p>
      <text:p text:style-name="P56"><text:s text:c="11"/>$file = $request-&gt;file('image'); </text:p>
      <text:p text:style-name="P56"><text:s text:c="11"/>$extension = $request-&gt;file('image')-&gt;getClientOriginalExtension(); </text:p>
      <text:p text:style-name="P56"><text:s text:c="11"/>$fileName = rand(11111, 99999) . strtotime(date('Y-m-d H:i:s')) .'.'. $extension; </text:p>
      <text:p text:style-name="P56"><text:s text:c="11"/>$request-&gt;file('image')-&gt;move($destinationPath, $fileName); </text:p>
      <text:p text:style-name="P56"><text:s text:c="11"/>$requestData['image'] = $fileName; </text:p>
      <text:p text:style-name="P56"><text:s text:c="8"/>} </text:p>
      <text:p text:style-name="P56"/>
      <text:p text:style-name="P56"><text:s text:c="8"/>Category::create($requestData); </text:p>
      <text:p text:style-name="P56"/>
      <text:p text:style-name="P56"><text:s text:c="8"/>flash('Category added!'); </text:p>
      <text:p text:style-name="P56"/>
      <text:p text:style-name="P56"><text:s text:c="8"/>return redirect('admin/categories'); </text:p>
      <text:p text:style-name="P56"><text:s text:c="4"/>}</text:p>
      <text:p text:style-name="P71"/>
      <text:p text:style-name="P71"/>
      <text:p text:style-name="P71"><text:soft-page-break/></text:p>
      <text:p text:style-name="P73">API</text:p>
      <text:p text:style-name="P73"/>
      <text:p text:style-name="P55">passport</text:p>
      <text:p text:style-name="P146">https://itsolutionstuff.com/post/php-laravel-56-rest-api-with-passport-tutorialexample.html</text:p>
      <text:p text:style-name="P128"/>
      <text:p text:style-name="P167">simple</text:p>
      <text:p text:style-name="P167"><text:s text:c="2"/><text:a xlink:type="simple" xlink:href="http://ahex.co/how-to-build-restful-api-using-lavavel-5-6/">http://ahex.co/how-to-build-restful-api-using-lavavel-5-6/</text:a></text:p>
      <text:p text:style-name="P167"/>
      <text:p text:style-name="P167">JWT</text:p>
      <text:p text:style-name="P167"/>
      <text:p text:style-name="P175"><text:s/><text:a xlink:type="simple" xlink:href="https://appdividend.com/2018/02/24/laravel-jwt-authentication-tutorial/">https://appdividend.com/2018/02/24/laravel-jwt-authentication-tutorial/</text:a></text:p>
      <text:p text:style-name="P175"/>
      <text:p text:style-name="P168"><text:s/><text:a xlink:type="simple" xlink:href="https://arjunphp.com/laravel-5-6-rest-api-jwt-authentication/">https://arjunphp.com/laravel-5-6-rest-api-jwt-authentication/</text:a></text:p>
      <text:p text:style-name="P168"/>
      <text:p text:style-name="P168"/>
      <text:p text:style-name="P271">S3 bucket file upload</text:p>
      <text:p text:style-name="P236"/>
      <text:p text:style-name="P236">https://appdividend.com/2018/05/22/laravel-cloud-file-upload-tutorial-with-example/</text:p>
      <text:p text:style-name="P128"/>
      <text:p text:style-name="P74">print last query</text:p>
      <text:p text:style-name="P148"/>
      <text:p text:style-name="P148">https://itsolutionstuff.com/post/how-to-get-last-executed-query-in-larave-5example.html</text:p>
      <text:p text:style-name="P128"/>
      <text:p text:style-name="P128"/>
      <text:p text:style-name="P75">send email</text:p>
      <text:p text:style-name="P154"/>
      <text:p text:style-name="P154"><text:a xlink:type="simple" xlink:href="https://appdividend.com/2018/03/05/send-email-in-laravel-tutorial/">https://appdividend.com/2018/03/05/send-email-in-laravel-tutorial/</text:a></text:p>
      <text:p text:style-name="P154"/>
      <text:p text:style-name="P154"/>
      <text:p text:style-name="P154"/>
      <text:p text:style-name="P23">Ajax</text:p>
      <text:p text:style-name="P202"><text:s/><text:span text:style-name="T67">1. </text:span><text:s/>by get method</text:p>
      <text:p text:style-name="P202"><text:s text:c="4"/>&lt;script&gt; </text:p>
      <text:p text:style-name="P202"><text:s text:c="4"/>$('#show_more').click(function(){ </text:p>
      <text:p text:style-name="P202"><text:s text:c="7"/>var segment="&lt;?php echo Request::segment(2);?&gt;"; </text:p>
      <text:p text:style-name="P202"><text:s text:c="7"/>var c=$("#show_more").attr("display"); </text:p>
      <text:p text:style-name="P202"><text:s text:c="7"/>$.ajax({ </text:p>
      <text:p text:style-name="P202"><text:s text:c="10"/>url: "{{ url('/ajax/') }}/"+segment+'/'+c, </text:p>
      <text:p text:style-name="P202"><text:s text:c="10"/>method: 'get', </text:p>
      <text:p text:style-name="P202"><text:s text:c="10"/>success: function(result){ </text:p>
      <text:p text:style-name="P202"><text:s text:c="10"/><text:tab/> $("#products").html(result); </text:p>
      <text:p text:style-name="P202"><text:s text:c="10"/>}}); </text:p>
      <text:p text:style-name="P202"><text:s text:c="7"/>}); </text:p>
      <text:p text:style-name="P202">&lt;/script&gt;</text:p>
      <text:p text:style-name="P202"/>
      <text:p text:style-name="P203">return html</text:p>
      <text:p text:style-name="P203"/>
      <text:p text:style-name="P204">use View</text:p>
      <text:p text:style-name="P204">return View::make('front.show_more_listing', compact('businesses','categories','display'));</text:p>
      <text:p text:style-name="P128"/>
      <text:p text:style-name="P205">2. by post</text:p>
      <text:p text:style-name="P205"><text:soft-page-break/></text:p>
      <text:p text:style-name="P205"><text:s text:c="2"/>&lt;script&gt;</text:p>
      <text:p text:style-name="P205"><text:s text:c="9"/><text:span text:style-name="T68">$</text:span>(document).ready(function(){</text:p>
      <text:p text:style-name="P205"><text:s text:c="12"/><text:span text:style-name="T68">$</text:span>('#ajaxSubmit').click(function(e){</text:p>
      <text:p text:style-name="P205"><text:s text:c="15"/>e.preventDefault();</text:p>
      <text:p text:style-name="P205"><text:s text:c="15"/>$.ajaxSetup({</text:p>
      <text:p text:style-name="P205"><text:s text:c="18"/>headers: {</text:p>
      <text:p text:style-name="P205"><text:s text:c="22"/>'X-CSRF-TOKEN': $('meta[name="_token"]').attr('content')</text:p>
      <text:p text:style-name="P205"><text:s text:c="18"/>}</text:p>
      <text:p text:style-name="P205"><text:s text:c="14"/>});</text:p>
      <text:p text:style-name="P205"><text:s text:c="15"/><text:span text:style-name="T68">$</text:span>.ajax({</text:p>
      <text:p text:style-name="P205"><text:s text:c="18"/>url: "{{ url('/grocery/post') }}",</text:p>
      <text:p text:style-name="P205"><text:s text:c="18"/>method: 'post',</text:p>
      <text:p text:style-name="P205"><text:s text:c="18"/>data: {</text:p>
      <text:p text:style-name="P205"><text:s text:c="21"/>name: <text:span text:style-name="T68">$</text:span>('#name').val(),</text:p>
      <text:p text:style-name="P205"><text:s text:c="21"/>type: <text:span text:style-name="T68">$</text:span>('#type').val(),</text:p>
      <text:p text:style-name="P205"><text:s text:c="21"/>price: <text:span text:style-name="T68">$</text:span>('#price').val()</text:p>
      <text:p text:style-name="P205"><text:s text:c="18"/>},</text:p>
      <text:p text:style-name="P205"><text:s text:c="18"/>success: function(result){</text:p>
      <text:p text:style-name="P205"><text:s text:c="21"/><text:span text:style-name="T68">$</text:span>('.alert').show();</text:p>
      <text:p text:style-name="P205"><text:s text:c="21"/><text:span text:style-name="T68">$</text:span>('.alert').html(result.success);</text:p>
      <text:p text:style-name="P205"><text:s text:c="18"/>}});</text:p>
      <text:p text:style-name="P205"><text:s text:c="15"/>});</text:p>
      <text:p text:style-name="P205"><text:s text:c="12"/>});</text:p>
      <text:p text:style-name="P205"><text:s text:c="6"/>&lt;/script&gt;</text:p>
      <text:p text:style-name="P205"/>
      <text:p text:style-name="P205"/>
      <text:p text:style-name="P262">category &amp; sub category drop dwon by ajax</text:p>
      <text:p text:style-name="P262"/>
      <text:p text:style-name="P262">&lt;script&gt; </text:p>
      <text:p text:style-name="P262"><text:s text:c="4"/></text:p>
      <text:p text:style-name="P262"><text:s text:c="4"/>$(document).ready(function(){ </text:p>
      <text:p text:style-name="P262"><text:s text:c="7"/></text:p>
      <text:p text:style-name="P262"/>
      <text:p text:style-name="P262"><text:s text:c="7"/></text:p>
      <text:p text:style-name="P262"><text:s text:c="8"/>$(".catergory_class").change(function(){ </text:p>
      <text:p text:style-name="P262"><text:s text:c="14"/>var category_id=$(this).val(); </text:p>
      <text:p text:style-name="P262"><text:s text:c="16"/>$.ajax({ </text:p>
      <text:p text:style-name="P262"><text:s text:c="26"/>url: "{{ url('/getsubcategory/') }}/"+category_id, </text:p>
      <text:p text:style-name="P262"><text:s text:c="26"/>method: 'get', </text:p>
      <text:p text:style-name="P262"><text:s text:c="26"/>dataType:'json', </text:p>
      <text:p text:style-name="P262"><text:s text:c="26"/>success: function(result){ </text:p>
      <text:p text:style-name="P262"><text:s text:c="28"/>if(result!=''){ </text:p>
      <text:p text:style-name="P262"><text:s text:c="32"/>var option=''; </text:p>
      <text:p text:style-name="P262"><text:s text:c="32"/>$.each(result, function( key, value ) { </text:p>
      <text:p text:style-name="P262"><text:s text:c="37"/>option+="&lt;option value='"+value.id+"'&gt;"+value.title+"&lt;/option&gt;"; </text:p>
      <text:p text:style-name="P262"><text:s text:c="33"/>}); </text:p>
      <text:p text:style-name="P262"><text:s text:c="28"/>}else{ </text:p>
      <text:p text:style-name="P262"><text:s text:c="34"/>option+="&lt;option value=''&gt;No sub category&lt;/option&gt;"; </text:p>
      <text:p text:style-name="P262"><text:s text:c="28"/>} <text:s text:c="3"/></text:p>
      <text:p text:style-name="P262"><text:s text:c="33"/>$("#SubCategory_id").html(option); </text:p>
      <text:p text:style-name="P262"><text:s text:c="22"/>} </text:p>
      <text:p text:style-name="P262"><text:soft-page-break/><text:s text:c="18"/>}); </text:p>
      <text:p text:style-name="P262"><text:s text:c="8"/></text:p>
      <text:p text:style-name="P262"><text:s text:c="9"/>}); </text:p>
      <text:p text:style-name="P262"><text:s text:c="4"/>}); </text:p>
      <text:p text:style-name="P262">&lt;/script&gt;</text:p>
      <text:p text:style-name="P205"/>
      <text:p text:style-name="P205"/>
      <text:p text:style-name="P205"/>
      <text:p text:style-name="P205"/>
      <text:p text:style-name="P83">middelware</text:p>
      <text:p text:style-name="P243"/>
      <text:p text:style-name="P243"><text:a xlink:type="simple" xlink:href="https://www.cloudways.com/blog/controllers-middleware-laravel/">https://www.cloudways.com/blog/controllers-middleware-laravel/</text:a></text:p>
      <text:p text:style-name="P243"/>
      <text:p text:style-name="P243"><text:a xlink:type="simple" xlink:href="https://itsolutionstuff.com/post/how-to-create-and-use-middleware-in-laravel-5example.html">https://itsolutionstuff.com/post/how-to-create-and-use-middleware-in-laravel-5example.html</text:a></text:p>
      <text:p text:style-name="P243"/>
      <text:p text:style-name="P205"/>
      <text:p text:style-name="P85">Helper</text:p>
      <text:p text:style-name="P245"/>
      <text:p text:style-name="P245">Note : helper use in controller as well as in blade template </text:p>
      <text:p text:style-name="P245"/>
      <text:p text:style-name="P245">https://laravelcode.com/post/how-to-create-custom-helper-in-laravel-55</text:p>
      <text:p text:style-name="P205"/>
      <text:p text:style-name="P205"/>
      <text:p text:style-name="P128"/>
      <text:p text:style-name="P77">join</text:p>
      <text:p text:style-name="P128"/>
      <text:p text:style-name="P106"><text:span text:style-name="T46">By </text:span>2 method</text:p>
      <text:p text:style-name="P156"><text:span text:style-name="T14">1.</text:span> with</text:p>
      <text:p text:style-name="P156"><text:s text:c="5"/>need to give relation in model then use in repository</text:p>
      <text:p text:style-name="P156"><text:s text:c="6"/>return $this-&gt;model-&gt;with('users')-&gt;get()-&gt;toArray();</text:p>
      <text:p text:style-name="P156"><text:s text:c="2"/><text:span text:style-name="T52">mutilple table : <text:s text:c="2"/>with-&gt;([' tabel 1','table 2 '])</text:span></text:p>
      <text:p text:style-name="P156"><text:span text:style-name="T14">2. j</text:span>oin</text:p>
      <text:p text:style-name="P156"><text:s text:c="3"/>$this-&gt;model-&gt;join('users', function($join) </text:p>
      <text:p text:style-name="P156"><text:s/>{ </text:p>
      <text:p text:style-name="P156"><text:s text:c="3"/>$join-&gt;on('users.DTUser_id', '=', 'deals.EnteredByDTUser_ID'); </text:p>
      <text:p text:style-name="P156"/>
      <text:p text:style-name="P156"><text:s/>}) </text:p>
      <text:p text:style-name="P156"><text:s/>-&gt;select('*') </text:p>
      <text:p text:style-name="P156"><text:s/>-&gt;where('users.DTUser_id','!=',0) </text:p>
      <text:p text:style-name="P156"><text:s/>-&gt;get()-&gt;toArray();</text:p>
      <text:p text:style-name="P156"/>
      <text:p text:style-name="P156">note: this-&gt;model is a equivalent to <text:s/>Role::</text:p>
      <text:p text:style-name="P128"/>
      <text:p text:style-name="P128"/>
      <text:p text:style-name="P128"/>
      <text:p text:style-name="P128"/>
      <text:p text:style-name="P30">Multiple delete</text:p>
      <text:p text:style-name="P263"/>
      <text:p text:style-name="P263">DB::table('users')-&gt;whereIn('id', $ids_to_delete)-&gt;delete(); </text:p>
      <text:p text:style-name="P128"/>
      <text:p text:style-name="P128"/>
      <text:p text:style-name="P128"/>
      <text:p text:style-name="P29"><text:soft-page-break/>pluck </text:p>
      <text:p text:style-name="P241"/>
      <text:p text:style-name="P241">$categories = Category::where('parent_id','=',0)-&gt;pluck('title','id')-&gt;toArray();</text:p>
      <text:p text:style-name="P241"/>
      <text:p text:style-name="P242">output : -</text:p>
      <text:p text:style-name="P242">array('id'=&gt;'title');</text:p>
      <text:p text:style-name="P128"/>
      <text:p text:style-name="P128"/>
      <text:p text:style-name="P128"/>
      <text:p text:style-name="P110">list of query</text:p>
      <text:p text:style-name="P152"/>
      <text:p text:style-name="P152">1) get data with contions</text:p>
      <text:p text:style-name="P152">$results = User::where($matchThese)-&gt;get();</text:p>
      <text:p text:style-name="P152"/>
      <text:p text:style-name="P152">// with another group</text:p>
      <text:p text:style-name="P152">$results = User::where($matchThese)</text:p>
      <text:p text:style-name="P152"><text:s text:c="4"/>-&gt;orWhere($orThose)</text:p>
      <text:p text:style-name="P152"><text:s text:c="4"/>-&gt;get();</text:p>
      <text:p text:style-name="P128"/>
      <text:p text:style-name="P128"/>
      <text:p text:style-name="P157">$users = User::whereHas('companies', function($q) {</text:p>
      <text:p text:style-name="P157"><text:s text:c="4"/>$q-&gt;where('active', true);</text:p>
      <text:p text:style-name="P157">})-&gt;orWhereHas('persons', function($q) {</text:p>
      <text:p text:style-name="P157"><text:s text:c="4"/>$q-&gt;where('active', true);</text:p>
      <text:p text:style-name="P157">})-&gt;with(['companies', 'persons'])-&gt;orderBy('id', 'desc')-&gt;get();</text:p>
      <text:p text:style-name="P128"/>
      <text:p text:style-name="P128"/>
      <text:p text:style-name="P160">$articles = \App\Article::where('foo', 'bar')</text:p>
      <text:p text:style-name="P160"><text:s text:c="4"/>-&gt;where('color', 'blue')</text:p>
      <text:p text:style-name="P160"><text:s text:c="4"/>-&gt;orWhere('name', 'like', '%John%')</text:p>
      <text:p text:style-name="P160"><text:s text:c="4"/>-&gt;whereIn('id', [1, 2, 3, 4, 5])</text:p>
      <text:p text:style-name="P160"><text:s text:c="4"/>-&gt;get();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78">multiple where</text:p>
      <text:p text:style-name="P128"/>
      <text:p text:style-name="P107">by array</text:p>
      <text:p text:style-name="P161">whereData = [</text:p>
      <text:p text:style-name="P161"><text:s text:c="4"/>['name', 'test'],</text:p>
      <text:p text:style-name="P161"><text:s text:c="4"/>['id', '&lt;&gt;', '5']</text:p>
      <text:p text:style-name="P161">];</text:p>
      <text:p text:style-name="P161"/>
      <text:p text:style-name="P161">$users = DB::table('users')-&gt;where($whereData)-&gt;get(); </text:p>
      <text:p text:style-name="P107">by associate arry</text:p>
      <text:p text:style-name="P128"/>
      <text:p text:style-name="P162">$clauses = ['year' =&gt; $year];</text:p>
      <text:p text:style-name="P162"/>
      <text:p text:style-name="P162"><text:soft-page-break/><text:s text:c="4"/>if(isset($subaccountcode)) {</text:p>
      <text:p text:style-name="P162"><text:s text:c="8"/>$clauses = array_merge($clauses,['subaccountcode' =&gt; $subaccountcode];</text:p>
      <text:p text:style-name="P162"><text:s text:c="4"/>}</text:p>
      <text:p text:style-name="P162"/>
      <text:p text:style-name="P162"><text:s text:c="4"/>return Self::orderBy('programcode')</text:p>
      <text:p text:style-name="P162"><text:s text:c="13"/>-&gt;orderBy('accountcode')</text:p>
      <text:p text:style-name="P162"><text:s text:c="13"/>-&gt;findWhere($clauses);</text:p>
      <text:p text:style-name="P162"/>
      <text:p text:style-name="P162"><text:tab/></text:p>
      <text:p text:style-name="P162"/>
      <text:p text:style-name="P79">year,month query</text:p>
      <text:p text:style-name="P163"/>
      <text:p text:style-name="P163"><text:s/>array_push($clauses,[\DB::raw('YEAR(deals.DateCreated)'),$year]);</text:p>
      <text:p text:style-name="P162"/>
      <text:p text:style-name="P109">Beetwen</text:p>
      <text:p text:style-name="P165"><text:s/>$myModel-&gt;whereBetween('created_at', [$date1, $date2]);</text:p>
      <text:p text:style-name="P162"/>
      <text:p text:style-name="P80">all Query</text:p>
      <text:p text:style-name="P164"/>
      <text:p text:style-name="P164"/>
      <text:p text:style-name="P164">Model::</text:p>
      <text:p text:style-name="P108">/*Select*/</text:p>
      <text:p text:style-name="P164">select('col1','col2')</text:p>
      <text:p text:style-name="P164">-&gt;select(array('col1','col2'))</text:p>
      <text:p text:style-name="P164">-&gt;select(DB::raw('businesses.*, COUNT(reviews.id) as no_of_ratings, <text:span text:style-name="T14">IFNULL</text:span>(sum(reviews.score),0) as rating'))</text:p>
      <text:p text:style-name="P164">-&gt;addSelect('col3','col4')</text:p>
      <text:p text:style-name="P164">-&gt;distinct() // distinct select</text:p>
      <text:p text:style-name="P108">/*From*/</text:p>
      <text:p text:style-name="P164">-&gt;from('table')</text:p>
      <text:p text:style-name="P164">-&gt;from(DB::raw('table, (select @n :=0) dummy'))</text:p>
      <text:p text:style-name="P164">-&gt;from(DB::raw("({$subQuery-&gt;toSql()}) T ")-&gt;mergeBindings($subQuery-&gt;getQuery())</text:p>
      <text:p text:style-name="P108">/*Query*/</text:p>
      <text:p text:style-name="P164">-&gt;where('column','value')</text:p>
      <text:p text:style-name="P164">-&gt;where('column','LIKE','%'.$value.'%')</text:p>
      <text:p text:style-name="P164">-&gt;where(function ($query) {</text:p>
      <text:p text:style-name="P164">$query-&gt;where('a', '=', 1)</text:p>
      <text:p text:style-name="P164">-&gt;orWhere('b', '=', 1);</text:p>
      <text:p text:style-name="P164">})</text:p>
      <text:p text:style-name="P164">-&gt;orWhere('column','!=', 'value')</text:p>
      <text:p text:style-name="P164">-&gt;whereRaw('age &gt; ? and votes = 100', array(25))</text:p>
      <text:p text:style-name="P164">-&gt;whereRaw(DB::raw("id in (select city_id from addresses GROUP BY addresses.city_id)"))</text:p>
      <text:p text:style-name="P164">-&gt;whereExists(function($query)</text:p>
      <text:p text:style-name="P164">{</text:p>
      <text:p text:style-name="P164">$query-&gt;select(DB::raw(1))</text:p>
      <text:p text:style-name="P164">-&gt;from('business_language')</text:p>
      <text:p text:style-name="P164">-&gt;whereRaw('business_language.language_id = languages.id')</text:p>
      <text:p text:style-name="P164">-&gt;groupBy('business_language.language_id')</text:p>
      <text:p text:style-name="P164">-&gt;havingRaw("COUNT(*) &gt; 0");</text:p>
      <text:p text:style-name="P164">})</text:p>
      <text:p text:style-name="P164">-&gt;orWhereExists()</text:p>
      <text:p text:style-name="P164">-&gt;whereNotExists()</text:p>
      <text:p text:style-name="P164"><text:soft-page-break/>-&gt;orWhereNotExists()</text:p>
      <text:p text:style-name="P164">-&gt;whereIn('column',[1,2,3])</text:p>
      <text:p text:style-name="P164">-&gt;orWhereIn()</text:p>
      <text:p text:style-name="P164">-&gt;whereNotIn('id', function($query){</text:p>
      <text:p text:style-name="P164">$query-&gt;select('city_id')</text:p>
      <text:p text:style-name="P164">-&gt;from('addresses')</text:p>
      <text:p text:style-name="P164">-&gt;groupBy('addresses.city_id');</text:p>
      <text:p text:style-name="P164">})</text:p>
      <text:p text:style-name="P164">-&gt;whereNotIn()</text:p>
      <text:p text:style-name="P164">-&gt;orWhereNotIn</text:p>
      <text:p text:style-name="P164">-&gt;whereNull('column') //where `column` is null</text:p>
      <text:p text:style-name="P164">-&gt;orWhereNull('column') //or where `column` is null</text:p>
      <text:p text:style-name="P164">-&gt;whereNotNull('column') //where `column` is not null</text:p>
      <text:p text:style-name="P164">-&gt;orWhereNotNull('column') //or where `column` is not null</text:p>
      <text:p text:style-name="P164">-&gt;whereDay()</text:p>
      <text:p text:style-name="P164">-&gt;whereMonth('column', '=', 1) //</text:p>
      <text:p text:style-name="P164">-&gt;whereYear('column', '&gt;', 2000) //uses sql YEAR() function on 'column'</text:p>
      <text:p text:style-name="P164">-&gt;whereDate('column', '&gt;', '2000-01-01')</text:p>
      <text:p text:style-name="P108">/*Joins*/</text:p>
      <text:p text:style-name="P164">-&gt;join('business_category','business_category.business_id','=','businesses.id')</text:p>
      <text:p text:style-name="P164">-&gt;leftJoin('reviews','reviews.business_id', '=', 'businesses.id')</text:p>
      <text:p text:style-name="P164">-&gt;join('business_category',function($join) use($cats) {</text:p>
      <text:p text:style-name="P164">$join-&gt;on('business_category.business_id', '=', 'businesses.id')</text:p>
      <text:p text:style-name="P164">-&gt;on('business_category.id', '=', $cats, 'and', true);</text:p>
      <text:p text:style-name="P164">})</text:p>
      <text:p text:style-name="P164">-&gt;join(DB::raw('(SELECT *, ROUND(AVG(rating),2) avg FROM reviews WHERE rating!=0 GROUP BY item_id ) T' ), function($join){</text:p>
      <text:p text:style-name="P164">$join-&gt;on('genre_relation.movie_id', '=', 'T.id')</text:p>
      <text:p text:style-name="P164">})</text:p>
      <text:p text:style-name="P108">/*Eager Loading */</text:p>
      <text:p text:style-name="P164">-&gt;with('table1','table2')</text:p>
      <text:p text:style-name="P164">-&gt;with(array('table1','table2','table1.nestedtable3'))</text:p>
      <text:p text:style-name="P164">-&gt;with(array('posts' =&gt; function($query) use($name){</text:p>
      <text:p text:style-name="P164">$query-&gt;where('title', 'like', '%'.$name.'%')</text:p>
      <text:p text:style-name="P164">-&gt;orderBy('created_at', 'desc');</text:p>
      <text:p text:style-name="P164">}))</text:p>
      <text:p text:style-name="P108">/*Grouping*/</text:p>
      <text:p text:style-name="P164">-&gt;groupBy('state_id','locality')</text:p>
      <text:p text:style-name="P164">-&gt;havingRaw('count &gt; 1 ')</text:p>
      <text:p text:style-name="P164">-&gt;having('items.name','LIKE',"%$keyword%")</text:p>
      <text:p text:style-name="P164">-&gt;orHavingRaw('brand LIKE ?',array("%$keyword%"))</text:p>
      <text:p text:style-name="P108">/*Cache*/</text:p>
      <text:p text:style-name="P164">-&gt;remember($minutes)</text:p>
      <text:p text:style-name="P164">-&gt;rememberForever()</text:p>
      <text:p text:style-name="P108">/*Offset &amp; Limit*/</text:p>
      <text:p text:style-name="P164">-&gt;take(10)</text:p>
      <text:p text:style-name="P164">-&gt;limit(10)</text:p>
      <text:p text:style-name="P164">-&gt;skip(10)</text:p>
      <text:p text:style-name="P164">-&gt;offset(10)</text:p>
      <text:p text:style-name="P164">-&gt;forPage($pageNo, $perPage)</text:p>
      <text:p text:style-name="P108">/*Order*/</text:p>
      <text:p text:style-name="P164">-&gt;orderBy('id','DESC')</text:p>
      <text:p text:style-name="P164"><text:soft-page-break/>-&gt;orderBy(DB::raw('RAND()'))</text:p>
      <text:p text:style-name="P164">-&gt;orderByRaw('type = ? , type = ? ', array('published','draft'))</text:p>
      <text:p text:style-name="P164">-&gt;latest() // on 'created_at' column</text:p>
      <text:p text:style-name="P164">-&gt;latest('column')</text:p>
      <text:p text:style-name="P164">-&gt;oldest() // on 'created_at' column</text:p>
      <text:p text:style-name="P164">-&gt;oldest('column')</text:p>
      <text:p text:style-name="P108">/*Create*/</text:p>
      <text:p text:style-name="P164">-&gt;insert(array('email' =&gt; 'john@example.com', 'votes' =&gt; 0))</text:p>
      <text:p text:style-name="P164">-&gt;insert(array(</text:p>
      <text:p text:style-name="P164">array('email' =&gt; 'taylor@example.com', 'votes' =&gt; 0),</text:p>
      <text:p text:style-name="P164">array('email' =&gt; 'dayle@example.com', 'votes' =&gt; 0)</text:p>
      <text:p text:style-name="P164">)) //batch insert</text:p>
      <text:p text:style-name="P164">-&gt;insertGetId(array('email' =&gt; 'john@example.com', 'votes' =&gt; 0)) //insert and return id</text:p>
      <text:p text:style-name="P108">/*Update*/</text:p>
      <text:p text:style-name="P164">-&gt;update(array('email' =&gt; 'john@example.com'))</text:p>
      <text:p text:style-name="P164">-&gt;update(array('column' =&gt; DB::raw('NULL')))</text:p>
      <text:p text:style-name="P164">-&gt;increment('column')</text:p>
      <text:p text:style-name="P164">-&gt;decrement('column')</text:p>
      <text:p text:style-name="P164">-&gt;touch() //update timestamp</text:p>
      <text:p text:style-name="P108">/*Delete*/</text:p>
      <text:p text:style-name="P164">-&gt;delete()</text:p>
      <text:p text:style-name="P164">-&gt;forceDelete() // when softdeletes enabled</text:p>
      <text:p text:style-name="P164">-&gt;destroy($ids) // delete by array of primary keys</text:p>
      <text:p text:style-name="P164">-&gt;roles()-&gt;detach() //delete from pivot table: associated by 'belongsToMany'</text:p>
      <text:p text:style-name="P108">/*Getters*/</text:p>
      <text:p text:style-name="P164">-&gt;find($id)</text:p>
      <text:p text:style-name="P164">-&gt;find($id, array('col1','col2'))</text:p>
      <text:p text:style-name="P164">-&gt;findOrFail($id)</text:p>
      <text:p text:style-name="P164">-&gt;findMany($ids, $columns)</text:p>
      <text:p text:style-name="P164">-&gt;first(array('col1','col2'))</text:p>
      <text:p text:style-name="P164">-&gt;firstOrFail()</text:p>
      <text:p text:style-name="P164">-&gt;all()</text:p>
      <text:p text:style-name="P164">-&gt;get()</text:p>
      <text:p text:style-name="P164">-&gt;get(array('col1','col2'))</text:p>
      <text:p text:style-name="P164">-&gt;getFresh() // no caching</text:p>
      <text:p text:style-name="P164">-&gt;getCached() // get cached result</text:p>
      <text:p text:style-name="P164">-&gt;chunk(1000, function($rows){</text:p>
      <text:p text:style-name="P164">$rows-&gt;each(function($row){</text:p>
      <text:p text:style-name="P164">});</text:p>
      <text:p text:style-name="P164">})</text:p>
      <text:p text:style-name="P164">-&gt;lists('column') // numeric index</text:p>
      <text:p text:style-name="P164">-&gt;lists('column','id') // 'id' column as index</text:p>
      <text:p text:style-name="P164">-&gt;lists('column')-&gt;implode('column', ',') // comma separated values of a column</text:p>
      <text:p text:style-name="P164">-&gt;pluck('column') //Pluck a single column's value from the first result of a query.</text:p>
      <text:p text:style-name="P164">-&gt;value('column') //Get a single column's value from the first result of a query.</text:p>
      <text:p text:style-name="P108">/*Paginated results*/</text:p>
      <text:p text:style-name="P164">-&gt;paginate(10)</text:p>
      <text:p text:style-name="P164">-&gt;paginate(10, array('col1','col2'))</text:p>
      <text:p text:style-name="P164">-&gt;simplePaginate(10)</text:p>
      <text:p text:style-name="P164">-&gt;getPaginationCount() //get total no of records</text:p>
      <text:p text:style-name="P108">/*Aggregate*/</text:p>
      <text:p text:style-name="P164">-&gt;count()</text:p>
      <text:p text:style-name="P164"><text:soft-page-break/>-&gt;count('column')</text:p>
      <text:p text:style-name="P164">-&gt;count(DB::raw('distinct column'))</text:p>
      <text:p text:style-name="P164">-&gt;max('rating')</text:p>
      <text:p text:style-name="P164">-&gt;min('rating')</text:p>
      <text:p text:style-name="P164">-&gt;sum('rating')</text:p>
      <text:p text:style-name="P164">-&gt;avg('rating')</text:p>
      <text:p text:style-name="P164">-&gt;aggregate('sum', array('rating')) // use of aggregate functions</text:p>
      <text:p text:style-name="P108">/*Others*/</text:p>
      <text:p text:style-name="P164">-&gt;toSql() // output sql query</text:p>
      <text:p text:style-name="P164">-&gt;exists() // check if any row exists</text:p>
      <text:p text:style-name="P164">-&gt;fresh() // Return a fresh data for current model from database</text:p>
      <text:p text:style-name="P108">/*Object methods*/</text:p>
      <text:p text:style-name="P164">-&gt;toArray() //</text:p>
      <text:p text:style-name="P164">-&gt;toJson()</text:p>
      <text:p text:style-name="P164">-&gt;relationsToArray() //Get the model's relationships in array form.</text:p>
      <text:p text:style-name="P164">-&gt;implode('column', ',') // comma separated values of a column</text:p>
      <text:p text:style-name="P164">-&gt;isDirty()</text:p>
      <text:p text:style-name="P164">-&gt;getDirty() //Get the attributes that have been changed but not saved to DB</text:p>
      <text:p text:style-name="P108">//Debugging</text:p>
      <text:p text:style-name="P164">DB::enableQueryLog();</text:p>
      <text:p text:style-name="P164">DB::getQueryLog();</text:p>
      <text:p text:style-name="P164">Model::where()-&gt;toSql() // output sql query</text:p>
      <text:p text:style-name="P162"/>
      <text:p text:style-name="P25">last inserted id &amp; row</text:p>
      <text:p text:style-name="P227"/>
      <text:p text:style-name="P227">$last_insert_id=$this-&gt;user_model-&gt;create($requestData)-&gt;id; //insert data &amp; get id</text:p>
      <text:p text:style-name="P227"><text:tab/>if($last_insert_id&gt;0){ </text:p>
      <text:p text:style-name="P227"><text:tab/> <text:s/>$last_insert_row=$this-&gt;user_model-&gt;where('id',$last_insert_id)-&gt;get()-&gt;toArray(); //get row</text:p>
      <text:p text:style-name="P227"><text:tab/> <text:s/>return $last_insert_row; </text:p>
      <text:p text:style-name="P227"><text:tab/>}else{ </text:p>
      <text:p text:style-name="P227"><text:tab/><text:tab/>return flase; </text:p>
      <text:p text:style-name="P227"><text:tab/>}</text:p>
      <text:p text:style-name="P162"/>
      <text:p text:style-name="P19">Session</text:p>
      <text:p text:style-name="P177"/>
      <text:p text:style-name="P177">use Session;</text:p>
      <text:p text:style-name="P162"/>
      <text:p text:style-name="P178">Session::set('variableName', $value);</text:p>
      <text:p text:style-name="P178"/>
      <text:p text:style-name="P178">To get the variable, you'd use...</text:p>
      <text:p text:style-name="P178"/>
      <text:p text:style-name="P178">Session::get('variableName');</text:p>
      <text:p text:style-name="P162"/>
      <text:p text:style-name="P20">segment</text:p>
      <text:p text:style-name="P194"/>
      <text:p text:style-name="P194">if(Request::segment(2)=="cms"){ echo "active";}</text:p>
      <text:p text:style-name="P194"/>
      <text:p text:style-name="P194"/>
      <text:p text:style-name="P194"/>
      <text:p text:style-name="P194"/>
      <text:p text:style-name="P84">Paths</text:p>
      <text:p text:style-name="P113"><text:soft-page-break/>app_path</text:p>
      <text:p text:style-name="P244">Get the fully qualified path to the app directory.</text:p>
      <text:p text:style-name="P244"/>
      <text:p text:style-name="P244">$path = app_path();</text:p>
      <text:p text:style-name="P113">base_path</text:p>
      <text:p text:style-name="P244">Get the fully qualified path to the root of the application install.</text:p>
      <text:p text:style-name="P244"/>
      <text:p text:style-name="P113">public_path</text:p>
      <text:p text:style-name="P244">Get the fully qualified path to the public directory.</text:p>
      <text:p text:style-name="P244"/>
      <text:p text:style-name="P113">storage_path</text:p>
      <text:p text:style-name="P244">Get the fully qualified path to the app/storage directory.</text:p>
      <text:p text:style-name="P162"/>
      <text:p text:style-name="P162"/>
      <text:p text:style-name="P114">SSH</text:p>
      <text:p text:style-name="P191"/>
      <text:p text:style-name="P191">ssh -<text:span text:style-name="T58">p</text:span> 11208 fmv(username)@name(hostname)<text:span text:style-name="T59">(means fmv.cc)</text:span></text:p>
      <text:p text:style-name="P284">enter password <text:s/><text:span text:style-name="T60">k9Sendfj[E]c <text:s text:c="4"/>(qwZS.bs-Ds-{43'</text:span></text:p>
      <text:p text:style-name="P190"/>
      <text:p text:style-name="P190">cd public_html</text:p>
      <text:p text:style-name="P190">cd commision_portal</text:p>
      <text:p text:style-name="P190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90"/>
      <text:p text:style-name="P190"/>
      <text:p text:style-name="P190"/>
      <text:p text:style-name="P88">GIT</text:p>
      <text:p text:style-name="P252"/>
      <text:p text:style-name="P190"><text:span text:style-name="T90">A. </text:span>git clone <text:s/></text:p>
      <text:p text:style-name="P162"/>
      <text:p text:style-name="P252"><text:span text:style-name="T90">B. for </text:span>Git Push</text:p>
      <text:p text:style-name="P252"/>
      <text:p text:style-name="P252">1. move to your project directory </text:p>
      <text:p text:style-name="P252"><text:tab/>$ cd /opt/lampp/htdocs/gitbackup/eaos_api/ </text:p>
      <text:p text:style-name="P252"><text:s text:c="25"/>2nd time upto .git </text:p>
      <text:p text:style-name="P252">2. Clone local git server repository into your new folder </text:p>
      <text:p text:style-name="P252"><text:tab/>$ git clone http://192.168.0.254/solvenow.git </text:p>
      <text:p text:style-name="P252"/>
      <text:p text:style-name="P252">credential <text:s/>enter </text:p>
      <text:p text:style-name="P252"><text:s/></text:p>
      <text:p text:style-name="P252">give folder permision like <text:s/>chmod -R 777 /opt/lampp/htdocs/gitbackup/iGotchya/i_gotcha_admin/igotcha/<text:tab/> </text:p>
      <text:p text:style-name="P252"/>
      <text:p text:style-name="P252">api : /opt/lampp/htdocs/gitbackup/iGotchya/i_gotcha/api_igotcha/ </text:p>
      <text:p text:style-name="P252">admin : /opt/lampp/htdocs/gitbackup/iGotchya/i_gotcha_admin/igotcha/ </text:p>
      <text:p text:style-name="P252"/>
      <text:p text:style-name="P252"><text:soft-page-break/>in our folder ctl+h for hiiden viewble </text:p>
      <text:p text:style-name="P252"/>
      <text:p text:style-name="P252">3. Put your latest code into this directory and check status <text:s text:c="2"/></text:p>
      <text:p text:style-name="P252">(2nd time skip 2,and copy our code n put into gitbackup/folder delete all exclude .git) </text:p>
      <text:p text:style-name="P252"><text:tab/>$git status </text:p>
      <text:p text:style-name="P252">4. Add your modified files </text:p>
      <text:p text:style-name="P252"><text:tab/>$ git add . </text:p>
      <text:p text:style-name="P252"><text:tab/>or </text:p>
      <text:p text:style-name="P252"><text:tab/>$ git add -A </text:p>
      <text:p text:style-name="P252">5. Check you git status again <text:tab/> </text:p>
      <text:p text:style-name="P252"><text:tab/>$ git status </text:p>
      <text:p text:style-name="P252">6. If no error, commite your code </text:p>
      <text:p text:style-name="P252"><text:tab/>$ git commit -m "initial commit" </text:p>
      <text:p text:style-name="P252">7. If successfully commited, push your code into repository </text:p>
      <text:p text:style-name="P252"><text:tab/>$ git push origin master</text:p>
      <text:p text:style-name="P162"/>
      <text:p text:style-name="P162"/>
      <text:p text:style-name="P162"/>
      <text:p text:style-name="P162"/>
      <text:p text:style-name="P87">key was long problame</text:p>
      <text:p text:style-name="P251"/>
      <text:p text:style-name="P251">https://laravelhive.com/tag/key-was-long/</text:p>
      <text:p text:style-name="P162"/>
      <text:p text:style-name="P162"/>
      <text:p text:style-name="P162"/>
      <text:p text:style-name="P162"/>
      <text:p text:style-name="P86">Theme Integrate</text:p>
      <text:p text:style-name="P246"/>
      <text:p text:style-name="P246">app.blade.php for login, forgotpass, registration</text:p>
      <text:p text:style-name="P246">for other, use master.blade.php</text:p>
      <text:p text:style-name="P246"/>
      <text:p text:style-name="P246">&lt;!-- master.blade.php --&gt; </text:p>
      <text:p text:style-name="P246">&lt;!DOCTYPE html&gt; </text:p>
      <text:p text:style-name="P246">&lt;html lang="en"&gt; </text:p>
      <text:p text:style-name="P246">&lt;head&gt; </text:p>
      <text:p text:style-name="P246"><text:s text:c="4"/>&lt;meta charset="UTF-8" /&gt; </text:p>
      <text:p text:style-name="P246"><text:s text:c="4"/>&lt;meta name="viewport" content="width=device-width, initial-scale=1.0"/&gt; </text:p>
      <text:p text:style-name="P246"><text:s text:c="4"/>&lt;meta http-equiv="X-UA-Compatible" content="ie=edge"&gt; </text:p>
      <text:p text:style-name="P246"><text:s text:c="4"/>&lt;title&gt;@yield('title')&lt;/title&gt; </text:p>
      <text:p text:style-name="P246"><text:s text:c="4"/>&lt;script type="application/x-javascript"&gt; addEventListener("load", function() { setTimeout(hideURLbar, 0); }, false); </text:p>
      <text:p text:style-name="P246"><text:s text:c="8"/>function hideURLbar(){ window.scrollTo(0,1); } &lt;/script&gt; </text:p>
      <text:p text:style-name="P246"><text:s text:c="3"/>@include('layout.stylesheet') </text:p>
      <text:p text:style-name="P246">&lt;/head&gt; </text:p>
      <text:p text:style-name="P246">&lt;body class="hold-transition skin-blue sidebar-mini"&gt; </text:p>
      <text:p text:style-name="P246"><text:s text:c="4"/>&lt;div class="wrapper"&gt; </text:p>
      <text:p text:style-name="P246"><text:s text:c="8"/>@include('layout.header') </text:p>
      <text:p text:style-name="P247"><text:s text:c="8"/>@include('layout.<text:span text:style-name="T88">sidebar</text:span>') <text:s text:c="10"/>// <text:span text:style-name="T88">in layout forlder sidebar,blade.php</text:span></text:p>
      <text:p text:style-name="P246"><text:s text:c="8"/>@yield('contents') </text:p>
      <text:p text:style-name="P247"><text:s text:c="8"/>@include('layout.footer') <text:s text:c="12"/>// <text:span text:style-name="T88">in layout forlder footer,blade.php</text:span></text:p>
      <text:p text:style-name="P246"><text:s text:c="4"/>&lt;/div&gt; </text:p>
      <text:p text:style-name="P246"><text:s text:c="3"/>@include('layout.script') <text:s text:c="20"/>// <text:span text:style-name="T87">script.blade.php</text:span></text:p>
      <text:p text:style-name="P246"><text:soft-page-break/>&lt;/body&gt; </text:p>
      <text:p text:style-name="P246">&lt;/html&gt;</text:p>
      <text:p text:style-name="P162"/>
      <text:p text:style-name="P248">NOW, </text:p>
      <text:p text:style-name="P248"/>
      <text:p text:style-name="P248"><text:span text:style-name="T89">A. </text:span>script.blade.php</text:p>
      <text:p text:style-name="P248"><text:s text:c="2"/>&lt;script type="text/javascript" src="public/js/jquery-2.1.4.min.js"&gt;&lt;/script&gt;</text:p>
      <text:p text:style-name="P248"/>
      <text:p text:style-name="P248"><text:span text:style-name="T89">B. </text:span>stylesheet.blade.php</text:p>
      <text:p text:style-name="P248"><text:s/>&lt;link href="{{asset('public/css/bootstrap.css')}}" rel="stylesheet" type="text/css" media="all" /&gt;</text:p>
      <text:p text:style-name="P248"/>
      <text:p text:style-name="P249">C. blankpage.blade.php</text:p>
      <text:p text:style-name="P249"/>
      <text:p text:style-name="P249">@extends('layout.master')</text:p>
      <text:p text:style-name="P249"><text:s text:c="3"/>@section('contents')</text:p>
      <text:p text:style-name="P249"><text:s text:c="3"/>--------------</text:p>
      <text:p text:style-name="P249"><text:s text:c="2"/>---------------</text:p>
      <text:p text:style-name="P249"><text:s/>--------------</text:p>
      <text:p text:style-name="P249"><text:s/>@endsection</text:p>
      <text:p text:style-name="P248"><text:s/></text:p>
      <text:p text:style-name="P250">D. header.blade.php</text:p>
      <text:p text:style-name="P250"><text:s text:c="3"/>&lt;div&gt;</text:p>
      <text:p text:style-name="P250"><text:s text:c="3"/>--------- -- --- --</text:p>
      <text:p text:style-name="P250"><text:s text:c="2"/>&lt;/div&gt;</text:p>
      <text:p text:style-name="P162"/>
      <text:p text:style-name="P162"/>
      <text:p text:style-name="P162"/>
      <text:p text:style-name="P272">Tarun bhai</text:p>
      <text:p text:style-name="P272"/>
      <text:p text:style-name="P238">http://192.168.1.251:8069/web</text:p>
      <text:p text:style-name="P238">tarun@xhtmljunkies.com</text:p>
      <text:p text:style-name="P238">tarun#786</text:p>
      <text:p text:style-name="P253"/>
      <text:p text:style-name="P162"/>
      <text:p text:style-name="P128"><text:tab/></text:p>
      <text:p text:style-name="P128"/>
      <text:p text:style-name="P16">commistion portal</text:p>
      <text:p text:style-name="P128"/>
      <text:p text:style-name="P131">1<text:span text:style-name="T30">st</text:span> week 28-31 <text:span text:style-name="T31">may</text:span></text:p>
      <text:list xml:id="list3280409858007284050" text:style-name="L1">
        <text:list-item>
          <text:p text:style-name="P273">project understanding</text:p>
        </text:list-item>
        <text:list-item>
          <text:p text:style-name="P274">laravel 5.6 install</text:p>
        </text:list-item>
        <text:list-item>
          <text:p text:style-name="P274">theme integrare</text:p>
        </text:list-item>
        <text:list-item>
          <text:p text:style-name="P275">datatable + j query validation + laravel request validation + flsah pack integarte</text:p>
        </text:list-item>
        <text:list-item>
          <text:p text:style-name="P276">login/logout module with forgot password functionality</text:p>
        </text:list-item>
        <text:list-item>
          <text:p text:style-name="P274">roles module</text:p>
        </text:list-item>
        <text:list-item>
          <text:p text:style-name="P277">user module </text:p>
          <text:p text:style-name="P277">- listing</text:p>
        </text:list-item>
        <text:list-item>
          <text:p text:style-name="P278">settings</text:p>
        </text:list-item>
      </text:list>
      <text:p text:style-name="P147"><text:s text:c="15"/>-site name</text:p>
      <text:p text:style-name="P147"><text:s text:c="15"/>-site logo</text:p>
      <text:p text:style-name="P147"><text:s text:c="15"/>-site favicon</text:p>
      <text:p text:style-name="P147"><text:s text:c="15"/>-footertext </text:p>
      <text:list xml:id="list192529157910292" text:continue-numbering="true" text:style-name="L1">
        <text:list-item>
          <text:p text:style-name="P279"><text:soft-page-break/>profile module</text:p>
        </text:list-item>
      </text:list>
      <text:p text:style-name="P135"><text:s text:c="18"/>-<text:span text:style-name="T41">name change</text:span></text:p>
      <text:p text:style-name="P135"><text:s text:c="18"/>-<text:span text:style-name="T41">email change</text:span></text:p>
      <text:p text:style-name="P135"><text:s text:c="18"/>-<text:span text:style-name="T41">password change</text:span></text:p>
      <text:p text:style-name="P135"><text:s text:c="18"/>-<text:span text:style-name="T41">profile pic change</text:span></text:p>
      <text:p text:style-name="P133"/>
      <text:list xml:id="list192527790541191" text:continue-numbering="true" text:style-name="L1">
        <text:list-item>
          <text:p text:style-name="P274"><text:span text:style-name="T40">make table &amp; </text:span>schema make for <text:s text:c="2"/>-deals</text:p>
        </text:list-item>
      </text:list>
      <text:p text:style-name="P133"><text:s text:c="63"/>-worksheet</text:p>
      <text:p text:style-name="P133"><text:s text:c="64"/>-flage</text:p>
      <text:p text:style-name="P133"><text:s text:c="64"/>-applicants</text:p>
      <text:list xml:id="list192528317400755" text:continue-numbering="true" text:style-name="L1">
        <text:list-item>
          <text:p text:style-name="P274">issue- menu not working solve</text:p>
        </text:list-item>
        <text:list-item>
          <text:p text:style-name="P280">footer changes<text:tab/></text:p>
        </text:list-item>
        <text:list-item>
          <text:p text:style-name="P281">loca to live setup</text:p>
        </text:list-item>
      </text:list>
      <text:p text:style-name="P134"><text:tab/></text:p>
      <text:p text:style-name="P134"/>
      <text:p text:style-name="P155">4/06 -usermodule complate <text:span text:style-name="T44">with uname &amp; password send email on user email by smtp, functinality Done.</text:span></text:p>
      <text:p text:style-name="P158">5/06 -<text:span text:style-name="T51">Deals listing with sales person &amp; their details <text:s/></text:span></text:p>
      <text:p text:style-name="P158">06/06-make dropdown as per doc</text:p>
      <text:p text:style-name="P158"/>
      <text:p text:style-name="P159"><text:span text:style-name="T15">Date Dropdown</text:span><text:span text:style-name="T51"> : It includes Data Calendar </text:span></text:p>
      <text:p text:style-name="P174">selection filter(Yearly, Monthly, Weekly, Daily, </text:p>
      <text:p text:style-name="P174">Custom). </text:p>
      <text:p text:style-name="P174"><text:span text:style-name="T14">Year</text:span>: - If Yearly, a dropdown of years (2014, </text:p>
      <text:p text:style-name="P174">2015, 2016, etc.) should appear. </text:p>
      <text:p text:style-name="P174"><text:span text:style-name="T14">Monthly</text:span>: - If Monthly 2 fields should appear for </text:p>
      <text:p text:style-name="P174">them to choose from Month (Jan-Dec) Year </text:p>
      <text:p text:style-name="P174">(2015- the year we are currently in) </text:p>
      <text:p text:style-name="P174"><text:span text:style-name="T14">Weekly</text:span>: - If Weekly dates should appear (ex: </text:p>
      <text:p text:style-name="P174">04/06/2018- 04/12/2018) </text:p>
      <text:p text:style-name="P174"><text:span text:style-name="T14">Daily</text:span>: If Daily Populate a calendar for them to </text:p>
      <text:p text:style-name="P174">choose the date. </text:p>
      <text:p text:style-name="P174"><text:span text:style-name="T14">Custom</text:span>: If Custom 2 fields should populate. </text:p>
      <text:p text:style-name="P174">One for beginning date and one for ending </text:p>
      <text:p text:style-name="P174">date.</text:p>
      <text:p text:style-name="P158"/>
      <text:p text:style-name="P166">7/06- <text:span text:style-name="T51">E</text:span>xp<text:span text:style-name="T50">ort</text:span> to csv &amp; <text:s/><text:span text:style-name="T48">login management by role &amp; read &amp; understan doc for setting module work cont..</text:span></text:p>
      <text:p text:style-name="P171">1) <text:a xlink:type="simple" xlink:href="mailto:admin@commisionportal.com">admin@commisionportal.com</text:a></text:p>
      <text:p text:style-name="P171"><text:s text:c="4"/>admin@123</text:p>
      <text:p text:style-name="P170"><text:span text:style-name="T50">2) </text:span><text:a xlink:type="simple" xlink:href="mailto:salemanager@commisionsportal.com">salemanager@commisionsportal.com</text:a></text:p>
      <text:p text:style-name="P170"><text:s text:c="4"/>123456</text:p>
      <text:p text:style-name="P171">3) <text:a xlink:type="simple" xlink:href="mailto:salesman@commisionsportal.com">salesman@commisionsportal.com</text:a></text:p>
      <text:p text:style-name="P171"><text:s text:c="4"/>123456</text:p>
      <text:p text:style-name="P170"/>
      <text:p text:style-name="P188">8/06 changes as per said &amp; suggested. &amp; work for setting model cont.. <text:span text:style-name="T53">local to live upload &amp; testing .local to live of bodybuster &amp; solve issue of register form related on live.</text:span></text:p>
      <text:p text:style-name="P188"/>
      <text:p text:style-name="P180"><text:span text:style-name="T57">11/06 </text:span>setting module in commision posrtal</text:p>
      <text:p text:style-name="P180"><text:s text:c="6"/>local to live bodybuster registration part , solve issue of login,register,validation,alert &amp; other.</text:p>
      <text:p text:style-name="P180"/>
      <text:p text:style-name="P189">12/06 team,user permision,sms&amp; email rules <text:span text:style-name="T61">&amp; in bodybuster make register header dynamic for </text:span><text:soft-page-break/><text:span text:style-name="T61">step 1 to 4</text:span></text:p>
      <text:p text:style-name="P189"/>
      <text:p text:style-name="P193">13/06 <text:s/>remove emals from db ,-<text:span text:style-name="T62">bodubuster</text:span></text:p>
      <text:p text:style-name="P193"><text:s text:c="11"/>solve issue in view lastnotnext member -<text:span text:style-name="T62">bodybuster</text:span></text:p>
      <text:p text:style-name="P193"><text:s text:c="11"/><text:span text:style-name="T62">crud generate of <text:s/>5 tables, live to local setup of sarjanshah <text:s/>-sarjanshah</text:span></text:p>
      <text:p text:style-name="P193"><text:s text:c="10"/><text:span text:style-name="T65">theme issue solve-sajanshah</text:span></text:p>
      <text:p text:style-name="P193"/>
      <text:p text:style-name="P195">14/06 <text:s/>- cms module</text:p>
      <text:p text:style-name="P195"><text:s text:c="13"/>quote of the day module with defult data insert</text:p>
      <text:p text:style-name="P195"><text:s text:c="13"/>challange of the day module with default data insert</text:p>
      <text:p text:style-name="P195"><text:s text:c="13"/>connect with us module with default data insert.</text:p>
      <text:p text:style-name="P196">15/06 – what member says dropdown on frontend on live -Bodybuster</text:p>
      <text:p text:style-name="P196"><text:s text:c="13"/>remove paggination &amp; add load more functinality- Bodybuster</text:p>
      <text:p text:style-name="P196"><text:s text:c="13"/>about us content add ,make image path form our server as well as spl character issue solve.</text:p>
      <text:p text:style-name="P196"/>
      <text:p text:style-name="P198">18/06 -<text:span text:style-name="T66">(sajajnshah) make 6 api in <text:s/>laravel mvc <text:s/>for </text:span><text:span text:style-name="T5">get </text:span><text:span text:style-name="T6">daily quote, </text:span></text:p>
      <text:p text:style-name="P198"><text:span text:style-name="T6"><text:s text:c="61"/></text:span><text:span text:style-name="T5">get </text:span><text:span text:style-name="T7">youtube videos by channel id, </text:span></text:p>
      <text:p text:style-name="P198"><text:span text:style-name="T7"><text:s text:c="61"/></text:span><text:span text:style-name="T5">get </text:span><text:span text:style-name="T8">Challenge</text:span><text:span text:style-name="T9"> of the day, </text:span></text:p>
      <text:p text:style-name="P198"><text:span text:style-name="T9"><text:s text:c="61"/></text:span><text:span text:style-name="T5">get </text:span><text:span text:style-name="T9">Quote of the day, </text:span></text:p>
      <text:p text:style-name="P198"><text:span text:style-name="T9"><text:s text:c="61"/></text:span><text:span text:style-name="T5">get con</text:span><text:span text:style-name="T10">nectwithus, </text:span></text:p>
      <text:p text:style-name="P198"><text:span text:style-name="T10"><text:s text:c="61"/></text:span><text:span text:style-name="T11">get cms</text:span><text:span text:style-name="T12"> </text:span></text:p>
      <text:p text:style-name="P197"/>
      <text:p text:style-name="P197">19/06 -<text:span text:style-name="T70">(Bussiness-Directory) load more.., serching <text:s/>with auto complate &amp; loadmore</text:span></text:p>
      <text:p text:style-name="P209">20/06 <text:s/><text:span text:style-name="T71">rating &amp; reviews &amp;on list &amp; details</text:span></text:p>
      <text:p text:style-name="P210">21/06 <text:s/>issue &amp; avg rating review solve- Bussiness Directory <text:s/>&amp; login api - <text:s/>sajanshah</text:p>
      <text:p text:style-name="P211">22/06 <text:s text:c="2"/>sajanshah- login api change,cms api change,dailychallenge api make – <text:span text:style-name="T73">3 hours</text:span></text:p>
      <text:p text:style-name="P211"><text:s text:c="12"/><text:span text:style-name="T72">bodybuster-code upload,solve issue of registration,cms pages,db changes ,active/inactive put at all &amp; live. -6 hours</text:span></text:p>
      <text:p text:style-name="P211"/>
      <text:p text:style-name="P228">25/06 sajansha – code make live, default target added, crud for target as per personal,professioal,family wise, custome target crud -8hrs</text:p>
      <text:p text:style-name="P228"/>
      <text:p text:style-name="P228">26/06 <text:s/><text:span text:style-name="T74">sajanshah -</text:span>status counter for targets module in all category. -1hrs</text:p>
      <text:p text:style-name="P228"><text:s text:c="28"/>-<text:span text:style-name="T74">check satus of targetof the day &amp; add status of targetof the day -2 api</text:span></text:p>
      <text:p text:style-name="P229"><text:s text:c="28"/>-<text:span text:style-name="T74">check satus of challenge of the day &amp; add status of challenge of the day – api</text:span></text:p>
      <text:p text:style-name="P229"><text:s text:c="28"/>-<text:span text:style-name="T74">points management of user </text:span></text:p>
      <text:p text:style-name="P229"><text:s text:c="28"/>-<text:span text:style-name="T74">weekly points managment as per said scenrio</text:span></text:p>
      <text:p text:style-name="P229"><text:s text:c="28"/>-<text:span text:style-name="T74">default gift data insert.</text:span></text:p>
      <text:p text:style-name="P212"><text:s/><text:span text:style-name="T75">27/06 <text:s/>sajanshah</text:span></text:p>
      <text:list xml:id="list2391530322044653117" text:style-name="L2">
        <text:list-item>
          <text:p text:style-name="P282"><text:s text:c="12"/><text:span text:style-name="T75">open target for claim <text:s/>by user current week (screen : claim ) api</text:span></text:p>
        </text:list-item>
        <text:list-item>
          <text:p text:style-name="P282"><text:s text:c="12"/><text:span text:style-name="T75">save claim api</text:span></text:p>
        </text:list-item>
        <text:list-item>
          <text:p text:style-name="P282"><text:s text:c="12"/><text:span text:style-name="T75">chaeck claim api</text:span></text:p>
        </text:list-item>
        <text:list-item>
          <text:p text:style-name="P282"><text:s text:c="12"/><text:span text:style-name="T75">login api change</text:span></text:p>
        </text:list-item>
        <text:list-item>
          <text:p text:style-name="P282"><text:s text:c="12"/><text:span text:style-name="T75">cron </text:span></text:p>
        </text:list-item>
        <text:list-item>
          <text:p text:style-name="P282"><text:s text:c="16"/><text:span text:style-name="T75">function – weekly points update</text:span></text:p>
        </text:list-item>
        <text:list-item>
          <text:p text:style-name="P283"><text:s text:c="34"/>recycle after 12 month</text:p>
        </text:list-item>
      </text:list>
      <text:p text:style-name="P232"><text:s text:c="81"/>claim flush after week complete</text:p>
      <text:p text:style-name="P232"><text:s text:c="56"/>admin panel – claim history module</text:p>
      <text:p text:style-name="P232"><text:s/></text:p>
      <text:p text:style-name="P213"><text:s text:c="9"/><text:span text:style-name="T76">28/09 - send quote everyday to user as pushnotification </text:span></text:p>
      <text:p text:style-name="P214"><text:tab/><text:tab/><text:tab/><text:tab/><text:tab/><text:tab/><text:tab/><text:tab/><text:tab/><text:tab/><text:tab/><text:tab/><text:tab/> <text:s text:c="4"/><text:tab/><text:tab/><text:tab/></text:p>
      <text:p text:style-name="P214"><text:soft-page-break/><text:s text:c="8"/><text:span text:style-name="T77">29/06 – Bodybuser</text:span></text:p>
      <text:p text:style-name="P214"><text:s text:c="24"/>-<text:span text:style-name="T77">code upload</text:span></text:p>
      <text:p text:style-name="P214"><text:s text:c="23"/>-<text:span text:style-name="T77">error solveing &amp; reporting</text:span></text:p>
      <text:p text:style-name="P214"><text:s text:c="23"/>-<text:span text:style-name="T77">database modification</text:span></text:p>
      <text:p text:style-name="P214"><text:s text:c="19"/><text:span text:style-name="T77">Business Directory</text:span></text:p>
      <text:p text:style-name="P214"><text:s text:c="22"/>- <text:span text:style-name="T77">send push notification to all subcriber module</text:span></text:p>
      <text:p text:style-name="P215"><text:tab/> <text:s text:c="10"/>-<text:span text:style-name="T77">service offer module </text:span><text:tab/> <text:tab/><text:tab/><text:tab/><text:tab/><text:tab/></text:p>
      <text:p text:style-name="P215"><text:s text:c="2"/><text:span text:style-name="T78">02/07 – Bodybuster – classess module &amp; its issue solve -4</text:span></text:p>
      <text:p text:style-name="P215"><text:s text:c="15"/><text:span text:style-name="T78">BD – pushnotification &amp; live changes as per suggested -4</text:span></text:p>
      <text:p text:style-name="P216"><text:s/><text:span text:style-name="T78">03/07 – BD- services offer,video, booking,order online</text:span></text:p>
      <text:p text:style-name="P239"><text:s text:c="20"/>-banner change <text:s/>-4</text:p>
      <text:p text:style-name="P215"><text:s text:c="14"/><text:span text:style-name="T78">sajanshah- api changes, live server youtube api prob solve,</text:span></text:p>
      <text:p text:style-name="P215"><text:s text:c="31"/><text:span text:style-name="T79">aboutus changes, adminpanel claim history prob solve. -4</text:span></text:p>
      <text:p text:style-name="P215"><text:s text:c="15"/><text:span text:style-name="T80">drupal installation -1 </text:span><text:s/></text:p>
      <text:p text:style-name="P217"/>
      <text:p text:style-name="P218"><text:span text:style-name="T81">04/07 -</text:span> <text:s/><text:span text:style-name="T82">sajanshah – youtube api <text:s/>publish at,duration,thumb changes -1hrs</text:span></text:p>
      <text:p text:style-name="P218"><text:s text:c="33"/><text:span text:style-name="T82">cron set on fmv server -1hrs</text:span></text:p>
      <text:p text:style-name="P218"><text:s text:c="12"/><text:span text:style-name="T82">BD- category list in gallery formate changes</text:span> -<text:span text:style-name="T82">10 mn</text:span></text:p>
      <text:p text:style-name="P219"><text:s text:c="12"/><text:span text:style-name="T82">bodybuster-loading issue </text:span></text:p>
      <text:p text:style-name="P220"><text:span text:style-name="T82"><text:s text:c="12"/>Masterapp- api modification for desire data display first on live-2<text:tab/></text:span> <text:s text:c="24"/><text:tab/></text:p>
      <text:p text:style-name="P240">05/07- drupal + sajanshah -api making for target listing as per reg date scenario</text:p>
      <text:p text:style-name="P220"/>
      <text:p text:style-name="P240">06/07- drupal – tab view -5</text:p>
      <text:p text:style-name="P220"><text:s text:c="11"/><text:span text:style-name="T83">sajanshah- modify save custom target api -</text:span></text:p>
      <text:p text:style-name="P220"><text:s text:c="27"/>-<text:span text:style-name="T83">upadte custom target api - 1</text:span></text:p>
      <text:p text:style-name="P221"><text:s text:c="11"/><text:span text:style-name="T83">BodyBuster- local to live code,error solving &amp; testing Reporting, </text:span><text:tab/>-<text:span text:style-name="T83">2</text:span> </text:p>
      <text:p text:style-name="P221"/>
      <text:p text:style-name="P255">09/07 – sajanshah-bug solve <text:s/>&amp; make api for point counter reduce on claim, get points by usr id-3hrs</text:p>
      <text:p text:style-name="P221"><text:s text:c="10"/><text:span text:style-name="T85">pushnotification issue solve -1hr</text:span></text:p>
      <text:p text:style-name="P221"><text:s text:c="11"/><text:span text:style-name="T84">bussiness directory - </text:span><text:a xlink:type="simple" xlink:href="https://mail.google.com/mail/u/0/#inbox/1647dee109caa2ba"><text:span text:style-name="T84">https://mail.google.com/mail/u/0/#inbox/1647dee109caa2ba</text:span></text:a></text:p>
      <text:p text:style-name="P221"><text:s text:c="42"/><text:span text:style-name="T84">excluding point 6 <text:s/>-4 hrs</text:span></text:p>
      <text:p text:style-name="P221"><text:s text:c="10"/></text:p>
      <text:p text:style-name="P222"><text:s/><text:span text:style-name="T86">10/07 – sajanshah -check api for bug listing in doc but no bug <text:s/>found -1 hr</text:span></text:p>
      <text:p text:style-name="P256"><text:s text:c="14"/>businesdirecory – changes as per said <text:s/>-2</text:p>
      <text:p text:style-name="P256"><text:s text:c="43"/>subcategory module – backend -3</text:p>
      <text:p text:style-name="P256"><text:s text:c="43"/>category menu &amp; its page - <text:s/>2</text:p>
      <text:p text:style-name="P257"><text:s text:c="2"/>11/07 – sajanshah- app update api -1hr</text:p>
      <text:p text:style-name="P258"><text:s text:c="13"/>business directory -category menu &amp; its page - <text:s/>3 <text:s text:c="3"/></text:p>
      <text:p text:style-name="P258"><text:s text:c="43"/>-business list module– j query validation put – 1 hr</text:p>
      <text:p text:style-name="P223"><text:span text:style-name="T86"><text:s/></text:span><text:s text:c="4"/>------------------------------------------------------------------------------------<text:span text:style-name="T86"> <text:s text:c="12"/></text:span></text:p>
      <text:p text:style-name="P259"><text:s text:c="3"/>12/07 – Business – admin panel </text:p>
      <text:p text:style-name="P259"><text:s text:c="37"/>-remove client side / serverside validation for phone num </text:p>
      <text:p text:style-name="P259"><text:s text:c="36"/>-create email from cpanel for business owner create &amp; check/test flow</text:p>
      <text:p text:style-name="P260"><text:s text:c="37"/>-remove client side / serverside validation for location create module</text:p>
      <text:p text:style-name="P224"><text:s text:c="31"/>-<text:span text:style-name="T91">subcategory module listing design make proper done.</text:span></text:p>
      <text:p text:style-name="P224"><text:s text:c="31"/>-<text:span text:style-name="T92">signup &amp; login popup model different &amp; validate them</text:span></text:p>
      <text:p text:style-name="P224"/>
      <text:p text:style-name="P261"><text:s text:c="4"/>13/07 – sajanshah – make new <text:s/>api for check target status , old discard for solving prob at app side.</text:p>
      <text:p text:style-name="P225"/>
      <text:p text:style-name="P225"><text:s text:c="15"/><text:span text:style-name="T93">Business – <text:s/>manage workin hours <text:s/>on frontend + backend side + db modify on <text:s/>- 5 hrs</text:span></text:p>
      <text:p text:style-name="P225"><text:soft-page-break/><text:span text:style-name="T86"><text:s text:c="31"/></text:span><text:s text:c="10"/></text:p>
      <text:p text:style-name="P226"><text:s text:c="3"/><text:span text:style-name="T94">16/07 – subcategory on new business add &amp; edit, location issue, add new business issue,</text:span></text:p>
      <text:p text:style-name="P226"><text:s text:c="16"/><text:span text:style-name="T94">terms &amp; condition &amp; privacy policy modification - 8hrs</text:span> <text:s text:c="2"/></text:p>
      <text:p text:style-name="P226"><text:s/><text:span text:style-name="T95">17/07 – bestbusiness- package module &amp; bug solve &amp; modification -5 hrs</text:span></text:p>
      <text:p text:style-name="P226"><text:s text:c="14"/><text:span text:style-name="T95">Sauda – <text:s/>-3 hrs</text:span> <text:s text:c="18"/></text:p>
      <text:p text:style-name="P221"><text:s text:c="9"/><text:tab/><text:tab/><text:tab/><text:tab/><text:tab/><text:tab/><text:tab/><text:tab/><text:tab/><text:tab/></text:p>
      <text:p text:style-name="P196"><text:s/><text:span text:style-name="T97">18/07 -business – membership module + video section on frontside + changes as per requirement =8hrs</text:span></text:p>
      <text:p text:style-name="P196"/>
      <text:p text:style-name="P267">19/07 – business - </text:p>
      <text:p text:style-name="P267"><text:s text:c="12"/><text:span text:style-name="T99">telecommunication </text:span>– makeing api of login ,forgotpassword – 2hrs</text:p>
      <text:p text:style-name="P267"/>
      <text:p text:style-name="P270">20/07 – <text:span text:style-name="T99">intercomm</text:span>- project setup &amp; making apis <text:s/>for sam,ada,dpu_equip,formdetail,update form,ports,users -7</text:p>
      <text:p text:style-name="P270"><text:s text:c="11"/>business-location address change on listing page</text:p>
      <text:p text:style-name="P270"><text:s text:c="25"/><text:span text:style-name="T98">home page main text changes</text:span></text:p>
      <text:p text:style-name="P270"><text:s text:c="25"/>-<text:span text:style-name="T98">1</text:span></text:p>
      <text:p text:style-name="P287">---------------------------------------------------------------------------------------</text:p>
      <text:p text:style-name="P287"/>
      <text:p text:style-name="P287"><text:span text:style-name="T100">23/07 – telecommunication project live -1.5</text:span></text:p>
      <text:p text:style-name="P287"><text:s text:c="13"/><text:span text:style-name="T100">bestbusinne- changes of details &amp; other page url as per requirement -3</text:span></text:p>
      <text:p text:style-name="P288"><text:s text:c="13"/><text:span text:style-name="T100">AIL-upgration continue </text:span><text:s text:c="4"/>-<text:span text:style-name="T100">4</text:span> <text:s text:c="2"/></text:p>
      <text:p text:style-name="P288"><text:span text:style-name="T101">24/07 – AIL-upgradation &amp; error solving </text:span></text:p>
      <text:p text:style-name="P288"><text:s text:c="26"/></text:p>
      <text:p text:style-name="P285"/>
      <text:p text:style-name="P285"/>
      <text:p text:style-name="P176">p<text:span text:style-name="T47">i chart</text:span></text:p>
      <text:p text:style-name="P176"><text:a xlink:type="simple" xlink:href="https://canvasjs.com/php-charts/pie-chart/">https://canvasjs.com/php-charts/pie-chart/</text:a></text:p>
      <text:p text:style-name="P179"/>
      <text:p text:style-name="P176"/>
      <text:p text:style-name="P176"/>
      <text:p text:style-name="P176"/>
      <text:p text:style-name="P176"/>
      <text:p text:style-name="P207"/>
      <text:p text:style-name="P176"/>
      <text:p text:style-name="P208"/>
      <text:p text:style-name="P233">$avgRating = ServicesReviews::with('user')-&gt;where('offer_id', $id)-&gt;whereNotNull('rating')-&gt;select(DB::raw("AVG(rating) as avgRating"))-&gt;get()-&gt;toArray();</text:p>
      <text:p text:style-name="P233"/>
      <text:p text:style-name="P233"/>
      <text:p text:style-name="P233"/>
      <text:p text:style-name="P233"/>
      <text:p text:style-name="P233"/>
      <text:p text:style-name="P89">Angular cli 6</text:p>
      <text:p text:style-name="P254"/>
      <text:p text:style-name="P254"><text:a xlink:type="simple" xlink:href="https://www.techiediaries.com/angular-tutorial/">https://www.techiediaries.com/angular-tutorial/</text:a></text:p>
      <text:p text:style-name="P254"/>
      <text:p text:style-name="P254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54"/>
      <text:p text:style-name="P233"/>
      <text:p text:style-name="P233"/>
      <text:p text:style-name="P233"/>
      <text:p text:style-name="P233"><text:soft-page-break/></text:p>
      <text:p text:style-name="P233"/>
      <text:p text:style-name="P233"/>
      <text:p text:style-name="P233"/>
      <text:p text:style-name="P233"/>
      <text:p text:style-name="P264">echo date('Y-m-d H:i:s', strtotime('+2 months'));</text:p>
      <text:p text:style-name="P233"/>
      <text:p text:style-name="P233"/>
      <text:p text:style-name="P233"/>
      <text:p text:style-name="P265">php /public_html/sajanshah/app/Http/Controllers/LoginController.php <text:s/>/<text:span text:style-name="T96">LoginController</text:span>/quoteNotification</text:p>
      <text:p text:style-name="P233"/>
      <text:p text:style-name="P268"/>
      <text:p text:style-name="P268"/>
      <text:p text:style-name="P268"/>
      <text:p text:style-name="P269"/>
      <text:p text:style-name="P2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27DT9H41M12S</meta:editing-duration>
    <meta:editing-cycles>225</meta:editing-cycles>
    <meta:generator>LibreOffice/4.2.3.3$Linux_X86_64 LibreOffice_project/420m0$Build-3</meta:generator>
    <dc:date>2018-07-24T19:25:26.578629140</dc:date>
    <meta:document-statistic meta:table-count="0" meta:image-count="0" meta:object-count="0" meta:page-count="24" meta:paragraph-count="844" meta:word-count="3218" meta:character-count="32402" meta:non-whitespace-character-count="25469"/>
  </office:meta>
</office:document-meta>
</file>